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200002B4900000A519885FD7C2A6ACCF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48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9.44mm"/>
    </style:style>
    <style:style style:name="co4" style:family="table-column">
      <style:table-column-properties fo:break-before="auto" style:column-width="31.29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25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7.41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9.79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67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6" style:family="table-cell" style:parent-style-name="Default" style:data-style-name="N0">
      <style:table-cell-properties fo:border-bottom="0.06pt solid #000000" fo:background-color="#ffff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4"/>
    <style:style style:name="ce10" style:family="table-cell" style:parent-style-name="Default" style:data-style-name="N3"/>
    <style:style style:name="ce11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Vírgula" style:data-style-name="N4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Vírgula" style:data-style-name="N4">
      <style:table-cell-properties fo:border-bottom="none" fo:border-left="0.06pt solid #000000" fo:border-right="0.06pt solid #000000" fo:border-top="none"/>
    </style:style>
    <style:style style:name="ce14" style:family="table-cell" style:parent-style-name="Vírgula" style:data-style-name="N4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Vírgula" style:data-style-name="N4">
      <style:table-cell-properties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Vírgula" style:data-style-name="N4">
      <style:table-cell-properties fo:border-bottom="none" fo:border-left="0.06pt solid #000000" fo:border-right="0.06pt solid #000000" fo:border-top="none" style:vertical-align="middle"/>
    </style:style>
    <style:style style:name="ce17" style:family="table-cell" style:parent-style-name="Vírgula" style:data-style-name="N4">
      <style:table-cell-properties fo:border="0.06pt solid #000000"/>
    </style:style>
    <style:style style:name="ce18" style:family="table-cell" style:parent-style-name="Default" style:data-style-name="N110"/>
    <style:style style:name="ce19" style:family="table-cell" style:parent-style-name="Default" style:data-style-name="N0">
      <style:text-properties fo:color="#000080"/>
    </style:style>
    <style:style style:name="ce20" style:family="table-cell" style:parent-style-name="Default" style:data-style-name="N0">
      <style:text-properties fo:color="#00008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Vírgula" style:data-style-name="N4">
      <style:table-cell-properties fo:border-bottom="none" fo:border-left="0.06pt solid #000000" fo:border-right="none" fo:border-top="0.06pt solid #000000"/>
    </style:style>
    <style:style style:name="ce23" style:family="table-cell" style:parent-style-name="Vírgula" style:data-style-name="N4">
      <style:table-cell-properties fo:border-bottom="none" fo:border-left="0.06pt solid #000000" fo:border-right="none" fo:border-top="none"/>
    </style:style>
    <style:style style:name="ce24" style:family="table-cell" style:parent-style-name="Vírgula" style:data-style-name="N4">
      <style:table-cell-properties fo:border-bottom="0.06pt solid #000000" fo:border-left="0.06pt solid #000000" fo:border-right="none" fo:border-top="none"/>
    </style:style>
    <style:style style:name="ce25" style:family="table-cell" style:parent-style-name="Vírgula" style:data-style-name="N4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26" style:family="table-cell" style:parent-style-name="Vírgula" style:data-style-name="N4">
      <style:table-cell-properties fo:border-bottom="none" fo:border-left="0.06pt solid #000000" fo:border-right="none" fo:border-top="none" style:vertical-align="middle"/>
    </style:style>
    <style:style style:name="ce27" style:family="table-cell" style:parent-style-name="Vírgula" style:data-style-name="N4">
      <style:table-cell-properties fo:border-bottom="0.06pt solid #000000" fo:border-left="0.06pt solid #000000" fo:border-right="none" fo:border-top="0.06pt solid #000000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/>
    </style:style>
    <style:style style:name="gr1" style:family="graphic">
      <style:graphic-properties draw:stroke="none" draw:fill="none" fo:clip="rect(0mm, 0mm, 0mm, 0m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993" table:default-cell-style-name="ce1"/>
        <table:table-row table:style-name="ro1">
          <table:table-cell table:style-name="ce1">
            <draw:frame table:end-cell-address="Planilha1.B4" table:end-x="7.94mm" table:end-y="1.59mm" draw:z-index="0" draw:name="Picture 2" draw:style-name="gr1" draw:text-style-name="P1" svg:width="106.1mm" svg:height="16.94mm" svg:x="1.32mm" svg:y="0mm">
              <draw:image xlink:href="Pictures/2000001200002B4900000A519885FD7C2A6ACCFE.wmf" xlink:type="simple" xlink:show="embed" xlink:actuate="onLoad">
                <text:p/>
              </draw:image>
            </draw:frame>
          </table:table-cell>
          <table:table-cell table:style-name="ce9"/>
          <table:table-cell table:number-columns-repeated="1022"/>
        </table:table-row>
        <table:table-row table:style-name="ro1">
          <table:table-cell table:style-name="ce1"/>
          <table:table-cell table:style-name="ce10"/>
          <table:table-cell table:number-columns-repeated="1022"/>
        </table:table-row>
        <table:table-row table:style-name="ro2">
          <table:table-cell table:style-name="ce1"/>
          <table:table-cell table:style-name="ce10"/>
          <table:table-cell table:number-columns-repeated="1022"/>
        </table:table-row>
        <table:table-row table:style-name="ro2" table:number-rows-repeated="2">
          <table:table-cell table:style-name="ce1"/>
          <table:table-cell table:style-name="ce10"/>
          <table:table-cell table:number-columns-repeated="9"/>
          <table:table-cell table:style-name="ce20"/>
          <table:table-cell table:number-columns-repeated="1012"/>
        </table:table-row>
        <table:table-row table:style-name="ro3">
          <table:table-cell table:style-name="ce1"/>
          <table:table-cell table:style-name="ce10"/>
          <table:table-cell table:number-columns-repeated="9"/>
          <table:table-cell table:style-name="ce20"/>
          <table:table-cell table:number-columns-repeated="1012"/>
        </table:table-row>
        <table:table-row table:style-name="ro2">
          <table:table-cell table:style-name="ce1"/>
          <table:table-cell table:style-name="ce10"/>
          <table:table-cell table:number-columns-repeated="7"/>
          <table:table-cell table:style-name="ce19"/>
          <table:table-cell table:number-columns-repeated="1014"/>
        </table:table-row>
        <table:table-row table:style-name="ro4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/>
          <table:table-cell table:number-columns-repeated="995"/>
        </table:table-row>
        <table:table-row table:style-name="ro5">
          <table:table-cell table:style-name="ce3" office:value-type="string" calcext:value-type="string" table:number-columns-spanned="29" table:number-rows-spanned="1">
            <text:p>Período: Junho - 2021</text:p>
          </table:table-cell>
          <table:covered-table-cell table:number-columns-repeated="28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RECEITAS </text:p>
          </table:table-cell>
          <table:table-cell table:style-name="ce11" office:value-type="string" calcext:value-type="string">
            <text:p>AC</text:p>
          </table:table-cell>
          <table:table-cell table:style-name="ce11" office:value-type="string" calcext:value-type="string">
            <text:p>AL</text:p>
          </table:table-cell>
          <table:table-cell table:style-name="ce11" office:value-type="string" calcext:value-type="string">
            <text:p>AM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CE</text:p>
          </table:table-cell>
          <table:table-cell table:style-name="ce11" office:value-type="string" calcext:value-type="string">
            <text:p>DF</text:p>
          </table:table-cell>
          <table:table-cell table:style-name="ce11" office:value-type="string" calcext:value-type="string">
            <text:p>ES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MA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MT</text:p>
          </table:table-cell>
          <table:table-cell table:style-name="ce11" office:value-type="string" calcext:value-type="string">
            <text:p>PA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PE</text:p>
          </table:table-cell>
          <table:table-cell table:style-name="ce11" office:value-type="string" calcext:value-type="string">
            <text:p>PI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RO</text:p>
          </table:table-cell>
          <table:table-cell table:style-name="ce11" office:value-type="string" calcext:value-type="string">
            <text:p>RR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SE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TO</text:p>
          </table:table-cell>
          <table:table-cell table:style-name="ce21" office:value-type="string" calcext:value-type="string">
            <text:p>TOTAL</text:p>
          </table:table-cell>
          <table:table-cell table:style-name="ce28" table:number-columns-repeated="995"/>
        </table:table-row>
        <table:table-row table:style-name="ro1">
          <table:table-cell table:style-name="ce5" office:value-type="string" calcext:value-type="string">
            <text:p>IMPOSTO SOBRE IMPORTAÇÃO</text:p>
          </table:table-cell>
          <table:table-cell table:style-name="ce12" office:value-type="float" office:value="30612.05" calcext:value-type="float">
            <text:p>30.612,05</text:p>
          </table:table-cell>
          <table:table-cell table:style-name="ce12" office:value-type="float" office:value="36632.46" calcext:value-type="float">
            <text:p>36.632,46</text:p>
          </table:table-cell>
          <table:table-cell table:style-name="ce12" office:value-type="float" office:value="75512575.22" calcext:value-type="float">
            <text:p>75.512.575,22</text:p>
          </table:table-cell>
          <table:table-cell table:style-name="ce12" office:value-type="float" office:value="15577.41" calcext:value-type="float">
            <text:p>15.577,41</text:p>
          </table:table-cell>
          <table:table-cell table:style-name="ce12" office:value-type="float" office:value="87094944.65" calcext:value-type="float">
            <text:p>87.094.944,65</text:p>
          </table:table-cell>
          <table:table-cell table:style-name="ce12" office:value-type="float" office:value="92137592.67" calcext:value-type="float">
            <text:p>92.137.592,67</text:p>
          </table:table-cell>
          <table:table-cell table:style-name="ce12" office:value-type="float" office:value="2667135.72" calcext:value-type="float">
            <text:p>2.667.135,72</text:p>
          </table:table-cell>
          <table:table-cell table:style-name="ce12" office:value-type="float" office:value="179915671.97" calcext:value-type="float">
            <text:p>179.915.671,97</text:p>
          </table:table-cell>
          <table:table-cell table:style-name="ce12" office:value-type="float" office:value="40884667.51" calcext:value-type="float">
            <text:p>40.884.667,51</text:p>
          </table:table-cell>
          <table:table-cell table:style-name="ce12" office:value-type="float" office:value="2477779.86" calcext:value-type="float">
            <text:p>2.477.779,86</text:p>
          </table:table-cell>
          <table:table-cell table:style-name="ce12" office:value-type="float" office:value="131515306.77" calcext:value-type="float">
            <text:p>131.515.306,77</text:p>
          </table:table-cell>
          <table:table-cell table:style-name="ce12" office:value-type="float" office:value="52433.56" calcext:value-type="float">
            <text:p>52.433,56</text:p>
          </table:table-cell>
          <table:table-cell table:style-name="ce12" office:value-type="float" office:value="3154518.25" calcext:value-type="float">
            <text:p>3.154.518,25</text:p>
          </table:table-cell>
          <table:table-cell table:style-name="ce12" office:value-type="float" office:value="19599199.98" calcext:value-type="float">
            <text:p>19.599.199,98</text:p>
          </table:table-cell>
          <table:table-cell table:style-name="ce12" office:value-type="float" office:value="4473653.17" calcext:value-type="float">
            <text:p>4.473.653,17</text:p>
          </table:table-cell>
          <table:table-cell table:style-name="ce12" office:value-type="float" office:value="120153445.95" calcext:value-type="float">
            <text:p>120.153.445,95</text:p>
          </table:table-cell>
          <table:table-cell table:style-name="ce12" office:value-type="float" office:value="4597.11" calcext:value-type="float">
            <text:p>4.597,11</text:p>
          </table:table-cell>
          <table:table-cell table:style-name="ce12" office:value-type="float" office:value="396317827.04" calcext:value-type="float">
            <text:p>396.317.827,04</text:p>
          </table:table-cell>
          <table:table-cell table:style-name="ce12" office:value-type="float" office:value="258289518.36" calcext:value-type="float">
            <text:p>258.289.518,36</text:p>
          </table:table-cell>
          <table:table-cell table:style-name="ce12" office:value-type="float" office:value="214297.84" calcext:value-type="float">
            <text:p>214.297,84</text:p>
          </table:table-cell>
          <table:table-cell table:style-name="ce12" office:value-type="float" office:value="6720.69" calcext:value-type="float">
            <text:p>6.720,69</text:p>
          </table:table-cell>
          <table:table-cell table:style-name="ce12" office:value-type="float" office:value="18358.34" calcext:value-type="float">
            <text:p>18.358,34</text:p>
          </table:table-cell>
          <table:table-cell table:style-name="ce12" office:value-type="float" office:value="130994246.88" calcext:value-type="float">
            <text:p>130.994.246,88</text:p>
          </table:table-cell>
          <table:table-cell table:style-name="ce12" office:value-type="float" office:value="872951479.25" calcext:value-type="float">
            <text:p>872.951.479,25</text:p>
          </table:table-cell>
          <table:table-cell table:style-name="ce12" office:value-type="float" office:value="229671.38" calcext:value-type="float">
            <text:p>229.671,38</text:p>
          </table:table-cell>
          <table:table-cell table:style-name="ce12" office:value-type="float" office:value="2069675301.06" calcext:value-type="float">
            <text:p>2.069.675.301,06</text:p>
          </table:table-cell>
          <table:table-cell table:style-name="ce12" office:value-type="float" office:value="1109.96" calcext:value-type="float">
            <text:p>1.109,96</text:p>
          </table:table-cell>
          <table:table-cell table:style-name="ce22" office:value-type="float" office:value="4488424875.11" calcext:value-type="float">
            <text:p>4.488.424.875,11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MPOSTO SOBRE EXPORTAÇÃO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591.73" calcext:value-type="float">
            <text:p>1.591,73</text:p>
          </table:table-cell>
          <table:table-cell table:style-name="ce13" office:value-type="float" office:value="-4.02" calcext:value-type="float">
            <text:p>-4,0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-240.7" calcext:value-type="float">
            <text:p>-240,70</text:p>
          </table:table-cell>
          <table:table-cell table:style-name="ce13" office:value-type="float" office:value="-24.82" calcext:value-type="float">
            <text:p>-24,82</text:p>
          </table:table-cell>
          <table:table-cell table:style-name="ce13" office:value-type="float" office:value="134.27" calcext:value-type="float">
            <text:p>134,27</text:p>
          </table:table-cell>
          <table:table-cell table:style-name="ce13" office:value-type="float" office:value="-46.52" calcext:value-type="float">
            <text:p>-46,52</text:p>
          </table:table-cell>
          <table:table-cell table:style-name="ce13" office:value-type="float" office:value="37.8" calcext:value-type="float">
            <text:p>37,80</text:p>
          </table:table-cell>
          <table:table-cell table:style-name="ce13" office:value-type="float" office:value="-2.39" calcext:value-type="float">
            <text:p>-2,39</text:p>
          </table:table-cell>
          <table:table-cell table:style-name="ce13" office:value-type="float" office:value="-1375.28" calcext:value-type="float">
            <text:p>-1.375,28</text:p>
          </table:table-cell>
          <table:table-cell table:style-name="ce13" office:value-type="float" office:value="138607.79" calcext:value-type="float">
            <text:p>138.607,79</text:p>
          </table:table-cell>
          <table:table-cell table:style-name="ce13" office:value-type="float" office:value="3279.39" calcext:value-type="float">
            <text:p>3.279,39</text:p>
          </table:table-cell>
          <table:table-cell table:style-name="ce13" office:value-type="float" office:value="402.01" calcext:value-type="float">
            <text:p>402,01</text:p>
          </table:table-cell>
          <table:table-cell table:style-name="ce13" office:value-type="float" office:value="-358.6" calcext:value-type="float">
            <text:p>-358,60</text:p>
          </table:table-cell>
          <table:table-cell table:style-name="ce13" office:value-type="float" office:value="4324.73" calcext:value-type="float">
            <text:p>4.324,73</text:p>
          </table:table-cell>
          <table:table-cell table:style-name="ce13" office:value-type="float" office:value="-93.52" calcext:value-type="float">
            <text:p>-93,52</text:p>
          </table:table-cell>
          <table:table-cell table:style-name="ce13" office:value-type="float" office:value="5738.78" calcext:value-type="float">
            <text:p>5.738,78</text:p>
          </table:table-cell>
          <table:table-cell table:style-name="ce13" office:value-type="float" office:value="183.46" calcext:value-type="float">
            <text:p>183,46</text:p>
          </table:table-cell>
          <table:table-cell table:style-name="ce13" office:value-type="float" office:value="4.67" calcext:value-type="float">
            <text:p>4,67</text:p>
          </table:table-cell>
          <table:table-cell table:style-name="ce13" office:value-type="float" office:value="-112.32" calcext:value-type="float">
            <text:p>-112,3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0102.37" calcext:value-type="float">
            <text:p>50.102,37</text:p>
          </table:table-cell>
          <table:table-cell table:style-name="ce13" office:value-type="float" office:value="-3537.97" calcext:value-type="float">
            <text:p>-3.537,97</text:p>
          </table:table-cell>
          <table:table-cell table:style-name="ce13" office:value-type="float" office:value="-349.83" calcext:value-type="float">
            <text:p>-349,83</text:p>
          </table:table-cell>
          <table:table-cell table:style-name="ce13" office:value-type="float" office:value="338216.37" calcext:value-type="float">
            <text:p>338.216,37</text:p>
          </table:table-cell>
          <table:table-cell table:style-name="ce13" office:value-type="float" office:value="71.44" calcext:value-type="float">
            <text:p>71,44</text:p>
          </table:table-cell>
          <table:table-cell table:style-name="ce23" office:value-type="float" office:value="536548.84" calcext:value-type="float">
            <text:p>536.548,84</text:p>
          </table:table-cell>
          <table:table-cell table:style-name="ce18" table:number-columns-repeated="2"/>
          <table:table-cell table:number-columns-repeated="993"/>
        </table:table-row>
        <table:table-row table:style-name="ro1">
          <table:table-cell table:style-name="ce5" office:value-type="string" calcext:value-type="string">
            <text:p>IPI - TOTAL</text:p>
          </table:table-cell>
          <table:table-cell table:style-name="ce13" office:value-type="float" office:value="525302.63" calcext:value-type="float">
            <text:p>525.302,63</text:p>
          </table:table-cell>
          <table:table-cell table:style-name="ce13" office:value-type="float" office:value="11311511.8" calcext:value-type="float">
            <text:p>11.311.511,80</text:p>
          </table:table-cell>
          <table:table-cell table:style-name="ce13" office:value-type="float" office:value="18486444.79" calcext:value-type="float">
            <text:p>18.486.444,79</text:p>
          </table:table-cell>
          <table:table-cell table:style-name="ce13" office:value-type="float" office:value="339702.16" calcext:value-type="float">
            <text:p>339.702,16</text:p>
          </table:table-cell>
          <table:table-cell table:style-name="ce13" office:value-type="float" office:value="138761361.22" calcext:value-type="float">
            <text:p>138.761.361,22</text:p>
          </table:table-cell>
          <table:table-cell table:style-name="ce13" office:value-type="float" office:value="69411431.6" calcext:value-type="float">
            <text:p>69.411.431,60</text:p>
          </table:table-cell>
          <table:table-cell table:style-name="ce13" office:value-type="float" office:value="8910942.9" calcext:value-type="float">
            <text:p>8.910.942,90</text:p>
          </table:table-cell>
          <table:table-cell table:style-name="ce13" office:value-type="float" office:value="329617731.38" calcext:value-type="float">
            <text:p>329.617.731,38</text:p>
          </table:table-cell>
          <table:table-cell table:style-name="ce13" office:value-type="float" office:value="48000486.17" calcext:value-type="float">
            <text:p>48.000.486,17</text:p>
          </table:table-cell>
          <table:table-cell table:style-name="ce13" office:value-type="float" office:value="5938194.92" calcext:value-type="float">
            <text:p>5.938.194,92</text:p>
          </table:table-cell>
          <table:table-cell table:style-name="ce13" office:value-type="float" office:value="660582616.82" calcext:value-type="float">
            <text:p>660.582.616,82</text:p>
          </table:table-cell>
          <table:table-cell table:style-name="ce13" office:value-type="float" office:value="8273466.28" calcext:value-type="float">
            <text:p>8.273.466,28</text:p>
          </table:table-cell>
          <table:table-cell table:style-name="ce13" office:value-type="float" office:value="12337668.8" calcext:value-type="float">
            <text:p>12.337.668,80</text:p>
          </table:table-cell>
          <table:table-cell table:style-name="ce13" office:value-type="float" office:value="29647361.67" calcext:value-type="float">
            <text:p>29.647.361,67</text:p>
          </table:table-cell>
          <table:table-cell table:style-name="ce13" office:value-type="float" office:value="9832893.89" calcext:value-type="float">
            <text:p>9.832.893,89</text:p>
          </table:table-cell>
          <table:table-cell table:style-name="ce13" office:value-type="float" office:value="141413334.44" calcext:value-type="float">
            <text:p>141.413.334,44</text:p>
          </table:table-cell>
          <table:table-cell table:style-name="ce13" office:value-type="float" office:value="4844959.79" calcext:value-type="float">
            <text:p>4.844.959,79</text:p>
          </table:table-cell>
          <table:table-cell table:style-name="ce13" office:value-type="float" office:value="381296758.88" calcext:value-type="float">
            <text:p>381.296.758,88</text:p>
          </table:table-cell>
          <table:table-cell table:style-name="ce13" office:value-type="float" office:value="329376665.18" calcext:value-type="float">
            <text:p>329.376.665,18</text:p>
          </table:table-cell>
          <table:table-cell table:style-name="ce13" office:value-type="float" office:value="5316847.42" calcext:value-type="float">
            <text:p>5.316.847,42</text:p>
          </table:table-cell>
          <table:table-cell table:style-name="ce13" office:value-type="float" office:value="6368444.49" calcext:value-type="float">
            <text:p>6.368.444,49</text:p>
          </table:table-cell>
          <table:table-cell table:style-name="ce13" office:value-type="float" office:value="71012.32" calcext:value-type="float">
            <text:p>71.012,32</text:p>
          </table:table-cell>
          <table:table-cell table:style-name="ce13" office:value-type="float" office:value="469883048.27" calcext:value-type="float">
            <text:p>469.883.048,27</text:p>
          </table:table-cell>
          <table:table-cell table:style-name="ce13" office:value-type="float" office:value="791873858.26" calcext:value-type="float">
            <text:p>791.873.858,26</text:p>
          </table:table-cell>
          <table:table-cell table:style-name="ce13" office:value-type="float" office:value="12189215.71" calcext:value-type="float">
            <text:p>12.189.215,71</text:p>
          </table:table-cell>
          <table:table-cell table:style-name="ce13" office:value-type="float" office:value="2287034446.83" calcext:value-type="float">
            <text:p>2.287.034.446,83</text:p>
          </table:table-cell>
          <table:table-cell table:style-name="ce13" office:value-type="float" office:value="1659882.89" calcext:value-type="float">
            <text:p>1.659.882,89</text:p>
          </table:table-cell>
          <table:table-cell table:style-name="ce23" office:value-type="float" office:value="5783305591.51" calcext:value-type="float">
            <text:p>5.783.305.591,51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PI - FUMO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48.51" calcext:value-type="float">
            <text:p>748,51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25459.68" calcext:value-type="float">
            <text:p>25.459,68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99138.15" calcext:value-type="float">
            <text:p>99.138,1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63770254.68" calcext:value-type="float">
            <text:p>363.770.254,68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0.67" calcext:value-type="float">
            <text:p>50,67</text:p>
          </table:table-cell>
          <table:table-cell table:style-name="ce13" office:value-type="float" office:value="1490.53" calcext:value-type="float">
            <text:p>1.490,53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60.11" calcext:value-type="float">
            <text:p>60,11</text:p>
          </table:table-cell>
          <table:table-cell table:style-name="ce13" office:value-type="float" office:value="3000038.8" calcext:value-type="float">
            <text:p>3.000.038,8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.69" calcext:value-type="float">
            <text:p>320,6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4077040.01" calcext:value-type="float">
            <text:p>64.077.040,01</text:p>
          </table:table-cell>
          <table:table-cell table:style-name="ce13" office:value-type="float" office:value="976.61" calcext:value-type="float">
            <text:p>976,61</text:p>
          </table:table-cell>
          <table:table-cell table:style-name="ce13" office:value-type="float" office:value="498272" calcext:value-type="float">
            <text:p>498.272,00</text:p>
          </table:table-cell>
          <table:table-cell table:style-name="ce13" office:value-type="float" office:value="1093736.72" calcext:value-type="float">
            <text:p>1.093.736,72</text:p>
          </table:table-cell>
          <table:table-cell table:style-name="ce13" office:value-type="float" office:value="0" calcext:value-type="float">
            <text:p>0,00</text:p>
          </table:table-cell>
          <table:table-cell table:style-name="ce23" office:value-type="float" office:value="432567587.16" calcext:value-type="float">
            <text:p>432.567.587,16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PI - BEBIDAS</text:p>
          </table:table-cell>
          <table:table-cell table:style-name="ce13" office:value-type="float" office:value="207263.88" calcext:value-type="float">
            <text:p>207.263,88</text:p>
          </table:table-cell>
          <table:table-cell table:style-name="ce13" office:value-type="float" office:value="713020.89" calcext:value-type="float">
            <text:p>713.020,89</text:p>
          </table:table-cell>
          <table:table-cell table:style-name="ce13" office:value-type="float" office:value="2944963.43" calcext:value-type="float">
            <text:p>2.944.963,4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3923102.36" calcext:value-type="float">
            <text:p>13.923.102,36</text:p>
          </table:table-cell>
          <table:table-cell table:style-name="ce13" office:value-type="float" office:value="6302146.52" calcext:value-type="float">
            <text:p>6.302.146,52</text:p>
          </table:table-cell>
          <table:table-cell table:style-name="ce13" office:value-type="float" office:value="2406998.35" calcext:value-type="float">
            <text:p>2.406.998,35</text:p>
          </table:table-cell>
          <table:table-cell table:style-name="ce13" office:value-type="float" office:value="1506849.43" calcext:value-type="float">
            <text:p>1.506.849,43</text:p>
          </table:table-cell>
          <table:table-cell table:style-name="ce13" office:value-type="float" office:value="8561525.01" calcext:value-type="float">
            <text:p>8.561.525,01</text:p>
          </table:table-cell>
          <table:table-cell table:style-name="ce13" office:value-type="float" office:value="3872787.86" calcext:value-type="float">
            <text:p>3.872.787,86</text:p>
          </table:table-cell>
          <table:table-cell table:style-name="ce13" office:value-type="float" office:value="39426821.56" calcext:value-type="float">
            <text:p>39.426.821,56</text:p>
          </table:table-cell>
          <table:table-cell table:style-name="ce13" office:value-type="float" office:value="87108.14" calcext:value-type="float">
            <text:p>87.108,14</text:p>
          </table:table-cell>
          <table:table-cell table:style-name="ce13" office:value-type="float" office:value="4660742.64" calcext:value-type="float">
            <text:p>4.660.742,64</text:p>
          </table:table-cell>
          <table:table-cell table:style-name="ce13" office:value-type="float" office:value="2767062.96" calcext:value-type="float">
            <text:p>2.767.062,96</text:p>
          </table:table-cell>
          <table:table-cell table:style-name="ce13" office:value-type="float" office:value="2478840.62" calcext:value-type="float">
            <text:p>2.478.840,62</text:p>
          </table:table-cell>
          <table:table-cell table:style-name="ce13" office:value-type="float" office:value="22537015.9" calcext:value-type="float">
            <text:p>22.537.015,90</text:p>
          </table:table-cell>
          <table:table-cell table:style-name="ce13" office:value-type="float" office:value="1977000.43" calcext:value-type="float">
            <text:p>1.977.000,43</text:p>
          </table:table-cell>
          <table:table-cell table:style-name="ce13" office:value-type="float" office:value="6420033.04" calcext:value-type="float">
            <text:p>6.420.033,04</text:p>
          </table:table-cell>
          <table:table-cell table:style-name="ce13" office:value-type="float" office:value="17385208.52" calcext:value-type="float">
            <text:p>17.385.208,52</text:p>
          </table:table-cell>
          <table:table-cell table:style-name="ce13" office:value-type="float" office:value="784131.65" calcext:value-type="float">
            <text:p>784.131,65</text:p>
          </table:table-cell>
          <table:table-cell table:style-name="ce13" office:value-type="float" office:value="207623.2" calcext:value-type="float">
            <text:p>207.623,2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6860262.58" calcext:value-type="float">
            <text:p>16.860.262,58</text:p>
          </table:table-cell>
          <table:table-cell table:style-name="ce13" office:value-type="float" office:value="6998361.38" calcext:value-type="float">
            <text:p>6.998.361,38</text:p>
          </table:table-cell>
          <table:table-cell table:style-name="ce13" office:value-type="float" office:value="1747891.65" calcext:value-type="float">
            <text:p>1.747.891,65</text:p>
          </table:table-cell>
          <table:table-cell table:style-name="ce13" office:value-type="float" office:value="56626362.03" calcext:value-type="float">
            <text:p>56.626.362,03</text:p>
          </table:table-cell>
          <table:table-cell table:style-name="ce13" office:value-type="float" office:value="481629.03" calcext:value-type="float">
            <text:p>481.629,03</text:p>
          </table:table-cell>
          <table:table-cell table:style-name="ce23" office:value-type="float" office:value="221884753.06" calcext:value-type="float">
            <text:p>221.884.753,06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PI - AUTOMÓVEIS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595.26" calcext:value-type="float">
            <text:p>4.595,26</text:p>
          </table:table-cell>
          <table:table-cell table:style-name="ce13" office:value-type="float" office:value="97062.19" calcext:value-type="float">
            <text:p>97.062,19</text:p>
          </table:table-cell>
          <table:table-cell table:style-name="ce13" office:value-type="float" office:value="1719.21" calcext:value-type="float">
            <text:p>1.719,21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573" calcext:value-type="float">
            <text:p>3.573,00</text:p>
          </table:table-cell>
          <table:table-cell table:style-name="ce13" office:value-type="float" office:value="1000" calcext:value-type="float">
            <text:p>1.000,00</text:p>
          </table:table-cell>
          <table:table-cell table:style-name="ce13" office:value-type="float" office:value="19519133.66" calcext:value-type="float">
            <text:p>19.519.133,66</text:p>
          </table:table-cell>
          <table:table-cell table:style-name="ce13" office:value-type="float" office:value="47443.79" calcext:value-type="float">
            <text:p>47.443,79</text:p>
          </table:table-cell>
          <table:table-cell table:style-name="ce13" office:value-type="float" office:value="4889.43" calcext:value-type="float">
            <text:p>4.889,43</text:p>
          </table:table-cell>
          <table:table-cell table:style-name="ce13" office:value-type="float" office:value="49773.38" calcext:value-type="float">
            <text:p>49.773,38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6227.64" calcext:value-type="float">
            <text:p>16.227,64</text:p>
          </table:table-cell>
          <table:table-cell table:style-name="ce13" office:value-type="float" office:value="73135.41" calcext:value-type="float">
            <text:p>73.135,41</text:p>
          </table:table-cell>
          <table:table-cell table:style-name="ce13" office:value-type="float" office:value="49668.02" calcext:value-type="float">
            <text:p>49.668,02</text:p>
          </table:table-cell>
          <table:table-cell table:style-name="ce13" office:value-type="float" office:value="2546822.82" calcext:value-type="float">
            <text:p>2.546.822,8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871436.07" calcext:value-type="float">
            <text:p>11.871.436,07</text:p>
          </table:table-cell>
          <table:table-cell table:style-name="ce13" office:value-type="float" office:value="24952100.76" calcext:value-type="float">
            <text:p>24.952.100,76</text:p>
          </table:table-cell>
          <table:table-cell table:style-name="ce13" office:value-type="float" office:value="12585.35" calcext:value-type="float">
            <text:p>12.585,35</text:p>
          </table:table-cell>
          <table:table-cell table:style-name="ce13" office:value-type="float" office:value="28982.09" calcext:value-type="float">
            <text:p>28.982,09</text:p>
          </table:table-cell>
          <table:table-cell table:style-name="ce13" office:value-type="float" office:value="22195.32" calcext:value-type="float">
            <text:p>22.195,32</text:p>
          </table:table-cell>
          <table:table-cell table:style-name="ce13" office:value-type="float" office:value="57105.99" calcext:value-type="float">
            <text:p>57.105,99</text:p>
          </table:table-cell>
          <table:table-cell table:style-name="ce13" office:value-type="float" office:value="1045565" calcext:value-type="float">
            <text:p>1.045.565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45126049.08" calcext:value-type="float">
            <text:p>145.126.049,08</text:p>
          </table:table-cell>
          <table:table-cell table:style-name="ce13" office:value-type="float" office:value="0" calcext:value-type="float">
            <text:p>0,00</text:p>
          </table:table-cell>
          <table:table-cell table:style-name="ce23" office:value-type="float" office:value="205531063.47" calcext:value-type="float">
            <text:p>205.531.063,47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PI - VINCULADO À IMPORTACAO</text:p>
          </table:table-cell>
          <table:table-cell table:style-name="ce13" office:value-type="float" office:value="291816.63" calcext:value-type="float">
            <text:p>291.816,63</text:p>
          </table:table-cell>
          <table:table-cell table:style-name="ce13" office:value-type="float" office:value="21125.95" calcext:value-type="float">
            <text:p>21.125,95</text:p>
          </table:table-cell>
          <table:table-cell table:style-name="ce13" office:value-type="float" office:value="10741834.88" calcext:value-type="float">
            <text:p>10.741.834,88</text:p>
          </table:table-cell>
          <table:table-cell table:style-name="ce13" office:value-type="float" office:value="1591.87" calcext:value-type="float">
            <text:p>1.591,87</text:p>
          </table:table-cell>
          <table:table-cell table:style-name="ce13" office:value-type="float" office:value="41480479.39" calcext:value-type="float">
            <text:p>41.480.479,39</text:p>
          </table:table-cell>
          <table:table-cell table:style-name="ce13" office:value-type="float" office:value="38789475.39" calcext:value-type="float">
            <text:p>38.789.475,39</text:p>
          </table:table-cell>
          <table:table-cell table:style-name="ce13" office:value-type="float" office:value="957959.45" calcext:value-type="float">
            <text:p>957.959,45</text:p>
          </table:table-cell>
          <table:table-cell table:style-name="ce13" office:value-type="float" office:value="217449021.13" calcext:value-type="float">
            <text:p>217.449.021,13</text:p>
          </table:table-cell>
          <table:table-cell table:style-name="ce13" office:value-type="float" office:value="4464965.87" calcext:value-type="float">
            <text:p>4.464.965,87</text:p>
          </table:table-cell>
          <table:table-cell table:style-name="ce13" office:value-type="float" office:value="812241.52" calcext:value-type="float">
            <text:p>812.241,52</text:p>
          </table:table-cell>
          <table:table-cell table:style-name="ce13" office:value-type="float" office:value="74510702.62" calcext:value-type="float">
            <text:p>74.510.702,62</text:p>
          </table:table-cell>
          <table:table-cell table:style-name="ce13" office:value-type="float" office:value="545162.01" calcext:value-type="float">
            <text:p>545.162,01</text:p>
          </table:table-cell>
          <table:table-cell table:style-name="ce13" office:value-type="float" office:value="2915224.03" calcext:value-type="float">
            <text:p>2.915.224,03</text:p>
          </table:table-cell>
          <table:table-cell table:style-name="ce13" office:value-type="float" office:value="4129759.39" calcext:value-type="float">
            <text:p>4.129.759,39</text:p>
          </table:table-cell>
          <table:table-cell table:style-name="ce13" office:value-type="float" office:value="3605814.85" calcext:value-type="float">
            <text:p>3.605.814,85</text:p>
          </table:table-cell>
          <table:table-cell table:style-name="ce13" office:value-type="float" office:value="76987071.33" calcext:value-type="float">
            <text:p>76.987.071,33</text:p>
          </table:table-cell>
          <table:table-cell table:style-name="ce13" office:value-type="float" office:value="414.22" calcext:value-type="float">
            <text:p>414,22</text:p>
          </table:table-cell>
          <table:table-cell table:style-name="ce13" office:value-type="float" office:value="191456467.84" calcext:value-type="float">
            <text:p>191.456.467,84</text:p>
          </table:table-cell>
          <table:table-cell table:style-name="ce13" office:value-type="float" office:value="180165621.62" calcext:value-type="float">
            <text:p>180.165.621,62</text:p>
          </table:table-cell>
          <table:table-cell table:style-name="ce13" office:value-type="float" office:value="162685.43" calcext:value-type="float">
            <text:p>162.685,43</text:p>
          </table:table-cell>
          <table:table-cell table:style-name="ce13" office:value-type="float" office:value="4328.32" calcext:value-type="float">
            <text:p>4.328,32</text:p>
          </table:table-cell>
          <table:table-cell table:style-name="ce13" office:value-type="float" office:value="19524.67" calcext:value-type="float">
            <text:p>19.524,67</text:p>
          </table:table-cell>
          <table:table-cell table:style-name="ce13" office:value-type="float" office:value="193850701.71" calcext:value-type="float">
            <text:p>193.850.701,71</text:p>
          </table:table-cell>
          <table:table-cell table:style-name="ce13" office:value-type="float" office:value="490797494.03" calcext:value-type="float">
            <text:p>490.797.494,03</text:p>
          </table:table-cell>
          <table:table-cell table:style-name="ce13" office:value-type="float" office:value="992738.53" calcext:value-type="float">
            <text:p>992.738,53</text:p>
          </table:table-cell>
          <table:table-cell table:style-name="ce13" office:value-type="float" office:value="861448275.09" calcext:value-type="float">
            <text:p>861.448.275,09</text:p>
          </table:table-cell>
          <table:table-cell table:style-name="ce13" office:value-type="float" office:value="0" calcext:value-type="float">
            <text:p>0,00</text:p>
          </table:table-cell>
          <table:table-cell table:style-name="ce23" office:value-type="float" office:value="2396602497.77" calcext:value-type="float">
            <text:p>2.396.602.497,77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1" office:value-type="string" calcext:value-type="string">
            <text:p><text:s text:c="2"/>IPI - OUTROS</text:p>
          </table:table-cell>
          <table:table-cell table:style-name="ce13" office:value-type="float" office:value="26222.12" calcext:value-type="float">
            <text:p>26.222,12</text:p>
          </table:table-cell>
          <table:table-cell table:style-name="ce13" office:value-type="float" office:value="10572021.19" calcext:value-type="float">
            <text:p>10.572.021,19</text:p>
          </table:table-cell>
          <table:table-cell table:style-name="ce13" office:value-type="float" office:value="4702584.29" calcext:value-type="float">
            <text:p>4.702.584,29</text:p>
          </table:table-cell>
          <table:table-cell table:style-name="ce13" office:value-type="float" office:value="336391.08" calcext:value-type="float">
            <text:p>336.391,08</text:p>
          </table:table-cell>
          <table:table-cell table:style-name="ce13" office:value-type="float" office:value="83332319.79" calcext:value-type="float">
            <text:p>83.332.319,79</text:p>
          </table:table-cell>
          <table:table-cell table:style-name="ce13" office:value-type="float" office:value="24316236.69" calcext:value-type="float">
            <text:p>24.316.236,69</text:p>
          </table:table-cell>
          <table:table-cell table:style-name="ce13" office:value-type="float" office:value="5544985.1" calcext:value-type="float">
            <text:p>5.544.985,10</text:p>
          </table:table-cell>
          <table:table-cell table:style-name="ce13" office:value-type="float" office:value="91142727.16" calcext:value-type="float">
            <text:p>91.142.727,16</text:p>
          </table:table-cell>
          <table:table-cell table:style-name="ce13" office:value-type="float" office:value="34827413.35" calcext:value-type="float">
            <text:p>34.827.413,35</text:p>
          </table:table-cell>
          <table:table-cell table:style-name="ce13" office:value-type="float" office:value="1248276.11" calcext:value-type="float">
            <text:p>1.248.276,11</text:p>
          </table:table-cell>
          <table:table-cell table:style-name="ce13" office:value-type="float" office:value="182825064.58" calcext:value-type="float">
            <text:p>182.825.064,58</text:p>
          </table:table-cell>
          <table:table-cell table:style-name="ce13" office:value-type="float" office:value="7641196.13" calcext:value-type="float">
            <text:p>7.641.196,13</text:p>
          </table:table-cell>
          <table:table-cell table:style-name="ce13" office:value-type="float" office:value="4745474.49" calcext:value-type="float">
            <text:p>4.745.474,49</text:p>
          </table:table-cell>
          <table:table-cell table:style-name="ce13" office:value-type="float" office:value="22677353.24" calcext:value-type="float">
            <text:p>22.677.353,24</text:p>
          </table:table-cell>
          <table:table-cell table:style-name="ce13" office:value-type="float" office:value="3697079.87" calcext:value-type="float">
            <text:p>3.697.079,87</text:p>
          </table:table-cell>
          <table:table-cell table:style-name="ce13" office:value-type="float" office:value="39342424.39" calcext:value-type="float">
            <text:p>39.342.424,39</text:p>
          </table:table-cell>
          <table:table-cell table:style-name="ce13" office:value-type="float" office:value="2867545.14" calcext:value-type="float">
            <text:p>2.867.545,14</text:p>
          </table:table-cell>
          <table:table-cell table:style-name="ce13" office:value-type="float" office:value="171548761.82" calcext:value-type="float">
            <text:p>171.548.761,82</text:p>
          </table:table-cell>
          <table:table-cell table:style-name="ce13" office:value-type="float" office:value="103873695.48" calcext:value-type="float">
            <text:p>103.873.695,48</text:p>
          </table:table-cell>
          <table:table-cell table:style-name="ce13" office:value-type="float" office:value="4357444.99" calcext:value-type="float">
            <text:p>4.357.444,99</text:p>
          </table:table-cell>
          <table:table-cell table:style-name="ce13" office:value-type="float" office:value="6127190.19" calcext:value-type="float">
            <text:p>6.127.190,19</text:p>
          </table:table-cell>
          <table:table-cell table:style-name="ce13" office:value-type="float" office:value="29292.33" calcext:value-type="float">
            <text:p>29.292,33</text:p>
          </table:table-cell>
          <table:table-cell table:style-name="ce13" office:value-type="float" office:value="195037937.98" calcext:value-type="float">
            <text:p>195.037.937,98</text:p>
          </table:table-cell>
          <table:table-cell table:style-name="ce13" office:value-type="float" office:value="293031461.24" calcext:value-type="float">
            <text:p>293.031.461,24</text:p>
          </table:table-cell>
          <table:table-cell table:style-name="ce13" office:value-type="float" office:value="8950313.53" calcext:value-type="float">
            <text:p>8.950.313,53</text:p>
          </table:table-cell>
          <table:table-cell table:style-name="ce13" office:value-type="float" office:value="1222740023.91" calcext:value-type="float">
            <text:p>1.222.740.023,91</text:p>
          </table:table-cell>
          <table:table-cell table:style-name="ce13" office:value-type="float" office:value="1178253.86" calcext:value-type="float">
            <text:p>1.178.253,86</text:p>
          </table:table-cell>
          <table:table-cell table:style-name="ce23" office:value-type="float" office:value="2526719690.05" calcext:value-type="float">
            <text:p>2.526.719.690,0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MPOSTO SOBRE A RENDA - TOTAL</text:p>
          </table:table-cell>
          <table:table-cell table:style-name="ce13" office:value-type="float" office:value="27733564.65" calcext:value-type="float">
            <text:p>27.733.564,65</text:p>
          </table:table-cell>
          <table:table-cell table:style-name="ce13" office:value-type="float" office:value="100943672.41" calcext:value-type="float">
            <text:p>100.943.672,41</text:p>
          </table:table-cell>
          <table:table-cell table:style-name="ce13" office:value-type="float" office:value="346629358.94" calcext:value-type="float">
            <text:p>346.629.358,94</text:p>
          </table:table-cell>
          <table:table-cell table:style-name="ce13" office:value-type="float" office:value="20023294.24" calcext:value-type="float">
            <text:p>20.023.294,24</text:p>
          </table:table-cell>
          <table:table-cell table:style-name="ce13" office:value-type="float" office:value="604867498.48" calcext:value-type="float">
            <text:p>604.867.498,48</text:p>
          </table:table-cell>
          <table:table-cell table:style-name="ce13" office:value-type="float" office:value="415214033.39" calcext:value-type="float">
            <text:p>415.214.033,39</text:p>
          </table:table-cell>
          <table:table-cell table:style-name="ce13" office:value-type="float" office:value="5559515568.94" calcext:value-type="float">
            <text:p>5.559.515.568,94</text:p>
          </table:table-cell>
          <table:table-cell table:style-name="ce13" office:value-type="float" office:value="416716819.59" calcext:value-type="float">
            <text:p>416.716.819,59</text:p>
          </table:table-cell>
          <table:table-cell table:style-name="ce13" office:value-type="float" office:value="488486409.51" calcext:value-type="float">
            <text:p>488.486.409,51</text:p>
          </table:table-cell>
          <table:table-cell table:style-name="ce13" office:value-type="float" office:value="148471360.2" calcext:value-type="float">
            <text:p>148.471.360,20</text:p>
          </table:table-cell>
          <table:table-cell table:style-name="ce13" office:value-type="float" office:value="2367023821.64" calcext:value-type="float">
            <text:p>2.367.023.821,64</text:p>
          </table:table-cell>
          <table:table-cell table:style-name="ce13" office:value-type="float" office:value="278887121.82" calcext:value-type="float">
            <text:p>278.887.121,82</text:p>
          </table:table-cell>
          <table:table-cell table:style-name="ce13" office:value-type="float" office:value="360346439.34" calcext:value-type="float">
            <text:p>360.346.439,34</text:p>
          </table:table-cell>
          <table:table-cell table:style-name="ce13" office:value-type="float" office:value="277038104.65" calcext:value-type="float">
            <text:p>277.038.104,65</text:p>
          </table:table-cell>
          <table:table-cell table:style-name="ce13" office:value-type="float" office:value="151482375.32" calcext:value-type="float">
            <text:p>151.482.375,32</text:p>
          </table:table-cell>
          <table:table-cell table:style-name="ce13" office:value-type="float" office:value="508479685.57" calcext:value-type="float">
            <text:p>508.479.685,57</text:p>
          </table:table-cell>
          <table:table-cell table:style-name="ce13" office:value-type="float" office:value="95073562.61" calcext:value-type="float">
            <text:p>95.073.562,61</text:p>
          </table:table-cell>
          <table:table-cell table:style-name="ce13" office:value-type="float" office:value="1531341637.12" calcext:value-type="float">
            <text:p>1.531.341.637,12</text:p>
          </table:table-cell>
          <table:table-cell table:style-name="ce13" office:value-type="float" office:value="7016262090.04" calcext:value-type="float">
            <text:p>7.016.262.090,04</text:p>
          </table:table-cell>
          <table:table-cell table:style-name="ce13" office:value-type="float" office:value="136196122.79" calcext:value-type="float">
            <text:p>136.196.122,79</text:p>
          </table:table-cell>
          <table:table-cell table:style-name="ce13" office:value-type="float" office:value="74323874.98" calcext:value-type="float">
            <text:p>74.323.874,98</text:p>
          </table:table-cell>
          <table:table-cell table:style-name="ce13" office:value-type="float" office:value="23036614.14" calcext:value-type="float">
            <text:p>23.036.614,14</text:p>
          </table:table-cell>
          <table:table-cell table:style-name="ce13" office:value-type="float" office:value="1658719709.32" calcext:value-type="float">
            <text:p>1.658.719.709,32</text:p>
          </table:table-cell>
          <table:table-cell table:style-name="ce13" office:value-type="float" office:value="1106759117.44" calcext:value-type="float">
            <text:p>1.106.759.117,44</text:p>
          </table:table-cell>
          <table:table-cell table:style-name="ce13" office:value-type="float" office:value="91639689.3" calcext:value-type="float">
            <text:p>91.639.689,30</text:p>
          </table:table-cell>
          <table:table-cell table:style-name="ce13" office:value-type="float" office:value="18712819954.39" calcext:value-type="float">
            <text:p>18.712.819.954,39</text:p>
          </table:table-cell>
          <table:table-cell table:style-name="ce13" office:value-type="float" office:value="64615828.49" calcext:value-type="float">
            <text:p>64.615.828,49</text:p>
          </table:table-cell>
          <table:table-cell table:style-name="ce23" office:value-type="float" office:value="42582647329.31" calcext:value-type="float">
            <text:p>42.582.647.329,31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RPF</text:p>
          </table:table-cell>
          <table:table-cell table:style-name="ce13" office:value-type="float" office:value="9521864.79" calcext:value-type="float">
            <text:p>9.521.864,79</text:p>
          </table:table-cell>
          <table:table-cell table:style-name="ce13" office:value-type="float" office:value="33368463.35" calcext:value-type="float">
            <text:p>33.368.463,35</text:p>
          </table:table-cell>
          <table:table-cell table:style-name="ce13" office:value-type="float" office:value="32452809.56" calcext:value-type="float">
            <text:p>32.452.809,56</text:p>
          </table:table-cell>
          <table:table-cell table:style-name="ce13" office:value-type="float" office:value="7361079.49" calcext:value-type="float">
            <text:p>7.361.079,49</text:p>
          </table:table-cell>
          <table:table-cell table:style-name="ce13" office:value-type="float" office:value="130238177.91" calcext:value-type="float">
            <text:p>130.238.177,91</text:p>
          </table:table-cell>
          <table:table-cell table:style-name="ce13" office:value-type="float" office:value="71915322.75" calcext:value-type="float">
            <text:p>71.915.322,75</text:p>
          </table:table-cell>
          <table:table-cell table:style-name="ce13" office:value-type="float" office:value="311490376.13" calcext:value-type="float">
            <text:p>311.490.376,13</text:p>
          </table:table-cell>
          <table:table-cell table:style-name="ce13" office:value-type="float" office:value="69432194.9" calcext:value-type="float">
            <text:p>69.432.194,90</text:p>
          </table:table-cell>
          <table:table-cell table:style-name="ce13" office:value-type="float" office:value="155322443.05" calcext:value-type="float">
            <text:p>155.322.443,05</text:p>
          </table:table-cell>
          <table:table-cell table:style-name="ce13" office:value-type="float" office:value="48040610.99" calcext:value-type="float">
            <text:p>48.040.610,99</text:p>
          </table:table-cell>
          <table:table-cell table:style-name="ce13" office:value-type="float" office:value="494296592.11" calcext:value-type="float">
            <text:p>494.296.592,11</text:p>
          </table:table-cell>
          <table:table-cell table:style-name="ce13" office:value-type="float" office:value="98472720.22" calcext:value-type="float">
            <text:p>98.472.720,22</text:p>
          </table:table-cell>
          <table:table-cell table:style-name="ce13" office:value-type="float" office:value="99750341.12" calcext:value-type="float">
            <text:p>99.750.341,12</text:p>
          </table:table-cell>
          <table:table-cell table:style-name="ce13" office:value-type="float" office:value="61200473.15" calcext:value-type="float">
            <text:p>61.200.473,15</text:p>
          </table:table-cell>
          <table:table-cell table:style-name="ce13" office:value-type="float" office:value="48168717.41" calcext:value-type="float">
            <text:p>48.168.717,41</text:p>
          </table:table-cell>
          <table:table-cell table:style-name="ce13" office:value-type="float" office:value="108739505.58" calcext:value-type="float">
            <text:p>108.739.505,58</text:p>
          </table:table-cell>
          <table:table-cell table:style-name="ce13" office:value-type="float" office:value="30998716.45" calcext:value-type="float">
            <text:p>30.998.716,45</text:p>
          </table:table-cell>
          <table:table-cell table:style-name="ce13" office:value-type="float" office:value="359578756.78" calcext:value-type="float">
            <text:p>359.578.756,78</text:p>
          </table:table-cell>
          <table:table-cell table:style-name="ce13" office:value-type="float" office:value="571188719.84" calcext:value-type="float">
            <text:p>571.188.719,84</text:p>
          </table:table-cell>
          <table:table-cell table:style-name="ce13" office:value-type="float" office:value="41535653.69" calcext:value-type="float">
            <text:p>41.535.653,69</text:p>
          </table:table-cell>
          <table:table-cell table:style-name="ce13" office:value-type="float" office:value="26612765.48" calcext:value-type="float">
            <text:p>26.612.765,48</text:p>
          </table:table-cell>
          <table:table-cell table:style-name="ce13" office:value-type="float" office:value="7505854.81" calcext:value-type="float">
            <text:p>7.505.854,81</text:p>
          </table:table-cell>
          <table:table-cell table:style-name="ce13" office:value-type="float" office:value="418235933.55" calcext:value-type="float">
            <text:p>418.235.933,55</text:p>
          </table:table-cell>
          <table:table-cell table:style-name="ce13" office:value-type="float" office:value="220501220.9" calcext:value-type="float">
            <text:p>220.501.220,90</text:p>
          </table:table-cell>
          <table:table-cell table:style-name="ce13" office:value-type="float" office:value="33556057.52" calcext:value-type="float">
            <text:p>33.556.057,52</text:p>
          </table:table-cell>
          <table:table-cell table:style-name="ce13" office:value-type="float" office:value="1778740766.29" calcext:value-type="float">
            <text:p>1.778.740.766,29</text:p>
          </table:table-cell>
          <table:table-cell table:style-name="ce13" office:value-type="float" office:value="18679629.94" calcext:value-type="float">
            <text:p>18.679.629,94</text:p>
          </table:table-cell>
          <table:table-cell table:style-name="ce23" office:value-type="float" office:value="5286905767.76" calcext:value-type="float">
            <text:p>5.286.905.767,76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RPJ</text:p>
          </table:table-cell>
          <table:table-cell table:style-name="ce13" office:value-type="float" office:value="7830333.73" calcext:value-type="float">
            <text:p>7.830.333,73</text:p>
          </table:table-cell>
          <table:table-cell table:style-name="ce13" office:value-type="float" office:value="29769406.35" calcext:value-type="float">
            <text:p>29.769.406,35</text:p>
          </table:table-cell>
          <table:table-cell table:style-name="ce13" office:value-type="float" office:value="195932774.46" calcext:value-type="float">
            <text:p>195.932.774,46</text:p>
          </table:table-cell>
          <table:table-cell table:style-name="ce13" office:value-type="float" office:value="6136005.79" calcext:value-type="float">
            <text:p>6.136.005,79</text:p>
          </table:table-cell>
          <table:table-cell table:style-name="ce13" office:value-type="float" office:value="254018115.03" calcext:value-type="float">
            <text:p>254.018.115,03</text:p>
          </table:table-cell>
          <table:table-cell table:style-name="ce13" office:value-type="float" office:value="155971262.54" calcext:value-type="float">
            <text:p>155.971.262,54</text:p>
          </table:table-cell>
          <table:table-cell table:style-name="ce13" office:value-type="float" office:value="926836508.74" calcext:value-type="float">
            <text:p>926.836.508,74</text:p>
          </table:table-cell>
          <table:table-cell table:style-name="ce13" office:value-type="float" office:value="168803790.15" calcext:value-type="float">
            <text:p>168.803.790,15</text:p>
          </table:table-cell>
          <table:table-cell table:style-name="ce13" office:value-type="float" office:value="180102312.83" calcext:value-type="float">
            <text:p>180.102.312,83</text:p>
          </table:table-cell>
          <table:table-cell table:style-name="ce13" office:value-type="float" office:value="47083567.99" calcext:value-type="float">
            <text:p>47.083.567,99</text:p>
          </table:table-cell>
          <table:table-cell table:style-name="ce13" office:value-type="float" office:value="1099248822.12" calcext:value-type="float">
            <text:p>1.099.248.822,12</text:p>
          </table:table-cell>
          <table:table-cell table:style-name="ce13" office:value-type="float" office:value="110232048.2" calcext:value-type="float">
            <text:p>110.232.048,20</text:p>
          </table:table-cell>
          <table:table-cell table:style-name="ce13" office:value-type="float" office:value="153516162.65" calcext:value-type="float">
            <text:p>153.516.162,65</text:p>
          </table:table-cell>
          <table:table-cell table:style-name="ce13" office:value-type="float" office:value="111440965.91" calcext:value-type="float">
            <text:p>111.440.965,91</text:p>
          </table:table-cell>
          <table:table-cell table:style-name="ce13" office:value-type="float" office:value="38980774.43" calcext:value-type="float">
            <text:p>38.980.774,43</text:p>
          </table:table-cell>
          <table:table-cell table:style-name="ce13" office:value-type="float" office:value="193682438.63" calcext:value-type="float">
            <text:p>193.682.438,63</text:p>
          </table:table-cell>
          <table:table-cell table:style-name="ce13" office:value-type="float" office:value="26950396.99" calcext:value-type="float">
            <text:p>26.950.396,99</text:p>
          </table:table-cell>
          <table:table-cell table:style-name="ce13" office:value-type="float" office:value="634632121.09" calcext:value-type="float">
            <text:p>634.632.121,09</text:p>
          </table:table-cell>
          <table:table-cell table:style-name="ce13" office:value-type="float" office:value="2645696556.74" calcext:value-type="float">
            <text:p>2.645.696.556,74</text:p>
          </table:table-cell>
          <table:table-cell table:style-name="ce13" office:value-type="float" office:value="41322039.98" calcext:value-type="float">
            <text:p>41.322.039,98</text:p>
          </table:table-cell>
          <table:table-cell table:style-name="ce13" office:value-type="float" office:value="21918201.57" calcext:value-type="float">
            <text:p>21.918.201,57</text:p>
          </table:table-cell>
          <table:table-cell table:style-name="ce13" office:value-type="float" office:value="8122525.06" calcext:value-type="float">
            <text:p>8.122.525,06</text:p>
          </table:table-cell>
          <table:table-cell table:style-name="ce13" office:value-type="float" office:value="634961691.87" calcext:value-type="float">
            <text:p>634.961.691,87</text:p>
          </table:table-cell>
          <table:table-cell table:style-name="ce13" office:value-type="float" office:value="545860133.85" calcext:value-type="float">
            <text:p>545.860.133,85</text:p>
          </table:table-cell>
          <table:table-cell table:style-name="ce13" office:value-type="float" office:value="24221695.67" calcext:value-type="float">
            <text:p>24.221.695,67</text:p>
          </table:table-cell>
          <table:table-cell table:style-name="ce13" office:value-type="float" office:value="6642798917.1" calcext:value-type="float">
            <text:p>6.642.798.917,10</text:p>
          </table:table-cell>
          <table:table-cell table:style-name="ce13" office:value-type="float" office:value="27146291.74" calcext:value-type="float">
            <text:p>27.146.291,74</text:p>
          </table:table-cell>
          <table:table-cell table:style-name="ce23" office:value-type="float" office:value="14933215861.21" calcext:value-type="float">
            <text:p>14.933.215.861,21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ENTIDADES FINANCEIRAS</text:p>
          </table:table-cell>
          <table:table-cell table:style-name="ce13" office:value-type="float" office:value="7886.02" calcext:value-type="float">
            <text:p>7.886,02</text:p>
          </table:table-cell>
          <table:table-cell table:style-name="ce13" office:value-type="float" office:value="1237.44" calcext:value-type="float">
            <text:p>1.237,44</text:p>
          </table:table-cell>
          <table:table-cell table:style-name="ce13" office:value-type="float" office:value="278628.02" calcext:value-type="float">
            <text:p>278.628,0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807973.55" calcext:value-type="float">
            <text:p>1.807.973,55</text:p>
          </table:table-cell>
          <table:table-cell table:style-name="ce13" office:value-type="float" office:value="27685274.56" calcext:value-type="float">
            <text:p>27.685.274,56</text:p>
          </table:table-cell>
          <table:table-cell table:style-name="ce13" office:value-type="float" office:value="61818056.05" calcext:value-type="float">
            <text:p>61.818.056,05</text:p>
          </table:table-cell>
          <table:table-cell table:style-name="ce13" office:value-type="float" office:value="7249435.44" calcext:value-type="float">
            <text:p>7.249.435,44</text:p>
          </table:table-cell>
          <table:table-cell table:style-name="ce13" office:value-type="float" office:value="804032.8" calcext:value-type="float">
            <text:p>804.032,80</text:p>
          </table:table-cell>
          <table:table-cell table:style-name="ce13" office:value-type="float" office:value="1025.97" calcext:value-type="float">
            <text:p>1.025,97</text:p>
          </table:table-cell>
          <table:table-cell table:style-name="ce13" office:value-type="float" office:value="11312488.58" calcext:value-type="float">
            <text:p>11.312.488,58</text:p>
          </table:table-cell>
          <table:table-cell table:style-name="ce13" office:value-type="float" office:value="25570.86" calcext:value-type="float">
            <text:p>25.570,86</text:p>
          </table:table-cell>
          <table:table-cell table:style-name="ce13" office:value-type="float" office:value="164590.72" calcext:value-type="float">
            <text:p>164.590,72</text:p>
          </table:table-cell>
          <table:table-cell table:style-name="ce13" office:value-type="float" office:value="14316241.75" calcext:value-type="float">
            <text:p>14.316.241,75</text:p>
          </table:table-cell>
          <table:table-cell table:style-name="ce13" office:value-type="float" office:value="1389.72" calcext:value-type="float">
            <text:p>1.389,72</text:p>
          </table:table-cell>
          <table:table-cell table:style-name="ce13" office:value-type="float" office:value="208872.04" calcext:value-type="float">
            <text:p>208.872,0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9070401.34" calcext:value-type="float">
            <text:p>19.070.401,34</text:p>
          </table:table-cell>
          <table:table-cell table:style-name="ce13" office:value-type="float" office:value="144855868.76" calcext:value-type="float">
            <text:p>144.855.868,7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75720.64" calcext:value-type="float">
            <text:p>475.720,64</text:p>
          </table:table-cell>
          <table:table-cell table:style-name="ce13" office:value-type="float" office:value="2091.89" calcext:value-type="float">
            <text:p>2.091,89</text:p>
          </table:table-cell>
          <table:table-cell table:style-name="ce13" office:value-type="float" office:value="45735660.27" calcext:value-type="float">
            <text:p>45.735.660,27</text:p>
          </table:table-cell>
          <table:table-cell table:style-name="ce13" office:value-type="float" office:value="2181633.91" calcext:value-type="float">
            <text:p>2.181.633,91</text:p>
          </table:table-cell>
          <table:table-cell table:style-name="ce13" office:value-type="float" office:value="275475.54" calcext:value-type="float">
            <text:p>275.475,54</text:p>
          </table:table-cell>
          <table:table-cell table:style-name="ce13" office:value-type="float" office:value="1143334311.48" calcext:value-type="float">
            <text:p>1.143.334.311,48</text:p>
          </table:table-cell>
          <table:table-cell table:style-name="ce13" office:value-type="float" office:value="35272.66" calcext:value-type="float">
            <text:p>35.272,66</text:p>
          </table:table-cell>
          <table:table-cell table:style-name="ce23" office:value-type="float" office:value="1481649140.01" calcext:value-type="float">
            <text:p>1.481.649.140,01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DEMAIS EMPRESAS</text:p>
          </table:table-cell>
          <table:table-cell table:style-name="ce13" office:value-type="float" office:value="7822447.71" calcext:value-type="float">
            <text:p>7.822.447,71</text:p>
          </table:table-cell>
          <table:table-cell table:style-name="ce13" office:value-type="float" office:value="29768168.91" calcext:value-type="float">
            <text:p>29.768.168,91</text:p>
          </table:table-cell>
          <table:table-cell table:style-name="ce13" office:value-type="float" office:value="195654146.44" calcext:value-type="float">
            <text:p>195.654.146,44</text:p>
          </table:table-cell>
          <table:table-cell table:style-name="ce13" office:value-type="float" office:value="6136005.79" calcext:value-type="float">
            <text:p>6.136.005,79</text:p>
          </table:table-cell>
          <table:table-cell table:style-name="ce13" office:value-type="float" office:value="252210141.48" calcext:value-type="float">
            <text:p>252.210.141,48</text:p>
          </table:table-cell>
          <table:table-cell table:style-name="ce13" office:value-type="float" office:value="128285987.98" calcext:value-type="float">
            <text:p>128.285.987,98</text:p>
          </table:table-cell>
          <table:table-cell table:style-name="ce13" office:value-type="float" office:value="865018452.69" calcext:value-type="float">
            <text:p>865.018.452,69</text:p>
          </table:table-cell>
          <table:table-cell table:style-name="ce13" office:value-type="float" office:value="161554354.71" calcext:value-type="float">
            <text:p>161.554.354,71</text:p>
          </table:table-cell>
          <table:table-cell table:style-name="ce13" office:value-type="float" office:value="179298280.03" calcext:value-type="float">
            <text:p>179.298.280,03</text:p>
          </table:table-cell>
          <table:table-cell table:style-name="ce13" office:value-type="float" office:value="47082542.02" calcext:value-type="float">
            <text:p>47.082.542,02</text:p>
          </table:table-cell>
          <table:table-cell table:style-name="ce13" office:value-type="float" office:value="1087936333.54" calcext:value-type="float">
            <text:p>1.087.936.333,54</text:p>
          </table:table-cell>
          <table:table-cell table:style-name="ce13" office:value-type="float" office:value="110206477.34" calcext:value-type="float">
            <text:p>110.206.477,34</text:p>
          </table:table-cell>
          <table:table-cell table:style-name="ce13" office:value-type="float" office:value="153351571.93" calcext:value-type="float">
            <text:p>153.351.571,93</text:p>
          </table:table-cell>
          <table:table-cell table:style-name="ce13" office:value-type="float" office:value="97124724.16" calcext:value-type="float">
            <text:p>97.124.724,16</text:p>
          </table:table-cell>
          <table:table-cell table:style-name="ce13" office:value-type="float" office:value="38979384.71" calcext:value-type="float">
            <text:p>38.979.384,71</text:p>
          </table:table-cell>
          <table:table-cell table:style-name="ce13" office:value-type="float" office:value="193473566.59" calcext:value-type="float">
            <text:p>193.473.566,59</text:p>
          </table:table-cell>
          <table:table-cell table:style-name="ce13" office:value-type="float" office:value="26950396.99" calcext:value-type="float">
            <text:p>26.950.396,99</text:p>
          </table:table-cell>
          <table:table-cell table:style-name="ce13" office:value-type="float" office:value="615561719.75" calcext:value-type="float">
            <text:p>615.561.719,75</text:p>
          </table:table-cell>
          <table:table-cell table:style-name="ce13" office:value-type="float" office:value="2500840687.98" calcext:value-type="float">
            <text:p>2.500.840.687,98</text:p>
          </table:table-cell>
          <table:table-cell table:style-name="ce13" office:value-type="float" office:value="41322039.98" calcext:value-type="float">
            <text:p>41.322.039,98</text:p>
          </table:table-cell>
          <table:table-cell table:style-name="ce13" office:value-type="float" office:value="21442480.93" calcext:value-type="float">
            <text:p>21.442.480,93</text:p>
          </table:table-cell>
          <table:table-cell table:style-name="ce13" office:value-type="float" office:value="8120433.17" calcext:value-type="float">
            <text:p>8.120.433,17</text:p>
          </table:table-cell>
          <table:table-cell table:style-name="ce13" office:value-type="float" office:value="589226031.6" calcext:value-type="float">
            <text:p>589.226.031,60</text:p>
          </table:table-cell>
          <table:table-cell table:style-name="ce13" office:value-type="float" office:value="543678499.94" calcext:value-type="float">
            <text:p>543.678.499,94</text:p>
          </table:table-cell>
          <table:table-cell table:style-name="ce13" office:value-type="float" office:value="23946220.13" calcext:value-type="float">
            <text:p>23.946.220,13</text:p>
          </table:table-cell>
          <table:table-cell table:style-name="ce13" office:value-type="float" office:value="5499464605.62" calcext:value-type="float">
            <text:p>5.499.464.605,62</text:p>
          </table:table-cell>
          <table:table-cell table:style-name="ce13" office:value-type="float" office:value="27111019.08" calcext:value-type="float">
            <text:p>27.111.019,08</text:p>
          </table:table-cell>
          <table:table-cell table:style-name="ce23" office:value-type="float" office:value="13451566721.2" calcext:value-type="float">
            <text:p>13.451.566.721,20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IMPOSTO S/ RENDA RETIDO NA FONTE</text:p>
          </table:table-cell>
          <table:table-cell table:style-name="ce13" office:value-type="float" office:value="10381366.13" calcext:value-type="float">
            <text:p>10.381.366,13</text:p>
          </table:table-cell>
          <table:table-cell table:style-name="ce13" office:value-type="float" office:value="37805802.71" calcext:value-type="float">
            <text:p>37.805.802,71</text:p>
          </table:table-cell>
          <table:table-cell table:style-name="ce13" office:value-type="float" office:value="118243774.92" calcext:value-type="float">
            <text:p>118.243.774,92</text:p>
          </table:table-cell>
          <table:table-cell table:style-name="ce13" office:value-type="float" office:value="6526208.96" calcext:value-type="float">
            <text:p>6.526.208,96</text:p>
          </table:table-cell>
          <table:table-cell table:style-name="ce13" office:value-type="float" office:value="220611205.54" calcext:value-type="float">
            <text:p>220.611.205,54</text:p>
          </table:table-cell>
          <table:table-cell table:style-name="ce13" office:value-type="float" office:value="187327448.1" calcext:value-type="float">
            <text:p>187.327.448,10</text:p>
          </table:table-cell>
          <table:table-cell table:style-name="ce13" office:value-type="float" office:value="4321188684.07" calcext:value-type="float">
            <text:p>4.321.188.684,07</text:p>
          </table:table-cell>
          <table:table-cell table:style-name="ce13" office:value-type="float" office:value="178480834.54" calcext:value-type="float">
            <text:p>178.480.834,54</text:p>
          </table:table-cell>
          <table:table-cell table:style-name="ce13" office:value-type="float" office:value="153061653.63" calcext:value-type="float">
            <text:p>153.061.653,63</text:p>
          </table:table-cell>
          <table:table-cell table:style-name="ce13" office:value-type="float" office:value="53347181.22" calcext:value-type="float">
            <text:p>53.347.181,22</text:p>
          </table:table-cell>
          <table:table-cell table:style-name="ce13" office:value-type="float" office:value="773478407.41" calcext:value-type="float">
            <text:p>773.478.407,41</text:p>
          </table:table-cell>
          <table:table-cell table:style-name="ce13" office:value-type="float" office:value="70182353.4" calcext:value-type="float">
            <text:p>70.182.353,40</text:p>
          </table:table-cell>
          <table:table-cell table:style-name="ce13" office:value-type="float" office:value="107079935.57" calcext:value-type="float">
            <text:p>107.079.935,57</text:p>
          </table:table-cell>
          <table:table-cell table:style-name="ce13" office:value-type="float" office:value="104396665.59" calcext:value-type="float">
            <text:p>104.396.665,59</text:p>
          </table:table-cell>
          <table:table-cell table:style-name="ce13" office:value-type="float" office:value="64332883.48" calcext:value-type="float">
            <text:p>64.332.883,48</text:p>
          </table:table-cell>
          <table:table-cell table:style-name="ce13" office:value-type="float" office:value="206057741.36" calcext:value-type="float">
            <text:p>206.057.741,36</text:p>
          </table:table-cell>
          <table:table-cell table:style-name="ce13" office:value-type="float" office:value="37124449.17" calcext:value-type="float">
            <text:p>37.124.449,17</text:p>
          </table:table-cell>
          <table:table-cell table:style-name="ce13" office:value-type="float" office:value="537130759.25" calcext:value-type="float">
            <text:p>537.130.759,25</text:p>
          </table:table-cell>
          <table:table-cell table:style-name="ce13" office:value-type="float" office:value="3799376813.46" calcext:value-type="float">
            <text:p>3.799.376.813,46</text:p>
          </table:table-cell>
          <table:table-cell table:style-name="ce13" office:value-type="float" office:value="53338429.12" calcext:value-type="float">
            <text:p>53.338.429,12</text:p>
          </table:table-cell>
          <table:table-cell table:style-name="ce13" office:value-type="float" office:value="25792907.93" calcext:value-type="float">
            <text:p>25.792.907,93</text:p>
          </table:table-cell>
          <table:table-cell table:style-name="ce13" office:value-type="float" office:value="7408234.27" calcext:value-type="float">
            <text:p>7.408.234,27</text:p>
          </table:table-cell>
          <table:table-cell table:style-name="ce13" office:value-type="float" office:value="605522083.9" calcext:value-type="float">
            <text:p>605.522.083,90</text:p>
          </table:table-cell>
          <table:table-cell table:style-name="ce13" office:value-type="float" office:value="340397762.69" calcext:value-type="float">
            <text:p>340.397.762,69</text:p>
          </table:table-cell>
          <table:table-cell table:style-name="ce13" office:value-type="float" office:value="33861936.11" calcext:value-type="float">
            <text:p>33.861.936,11</text:p>
          </table:table-cell>
          <table:table-cell table:style-name="ce13" office:value-type="float" office:value="10291280271" calcext:value-type="float">
            <text:p>10.291.280.271,00</text:p>
          </table:table-cell>
          <table:table-cell table:style-name="ce13" office:value-type="float" office:value="18789906.81" calcext:value-type="float">
            <text:p>18.789.906,81</text:p>
          </table:table-cell>
          <table:table-cell table:style-name="ce23" office:value-type="float" office:value="22362525700.34" calcext:value-type="float">
            <text:p>22.362.525.700,34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IRRF - RENDIMENTOS DO TRABALHO</text:p>
          </table:table-cell>
          <table:table-cell table:style-name="ce13" office:value-type="float" office:value="8855190.79" calcext:value-type="float">
            <text:p>8.855.190,79</text:p>
          </table:table-cell>
          <table:table-cell table:style-name="ce13" office:value-type="float" office:value="33872115.89" calcext:value-type="float">
            <text:p>33.872.115,89</text:p>
          </table:table-cell>
          <table:table-cell table:style-name="ce13" office:value-type="float" office:value="74826018.19" calcext:value-type="float">
            <text:p>74.826.018,19</text:p>
          </table:table-cell>
          <table:table-cell table:style-name="ce13" office:value-type="float" office:value="5805364.55" calcext:value-type="float">
            <text:p>5.805.364,55</text:p>
          </table:table-cell>
          <table:table-cell table:style-name="ce13" office:value-type="float" office:value="172397333.99" calcext:value-type="float">
            <text:p>172.397.333,99</text:p>
          </table:table-cell>
          <table:table-cell table:style-name="ce13" office:value-type="float" office:value="146209893.94" calcext:value-type="float">
            <text:p>146.209.893,94</text:p>
          </table:table-cell>
          <table:table-cell table:style-name="ce13" office:value-type="float" office:value="3381455337.63" calcext:value-type="float">
            <text:p>3.381.455.337,63</text:p>
          </table:table-cell>
          <table:table-cell table:style-name="ce13" office:value-type="float" office:value="95385320.98" calcext:value-type="float">
            <text:p>95.385.320,98</text:p>
          </table:table-cell>
          <table:table-cell table:style-name="ce13" office:value-type="float" office:value="129661347.78" calcext:value-type="float">
            <text:p>129.661.347,78</text:p>
          </table:table-cell>
          <table:table-cell table:style-name="ce13" office:value-type="float" office:value="42437099.8" calcext:value-type="float">
            <text:p>42.437.099,80</text:p>
          </table:table-cell>
          <table:table-cell table:style-name="ce13" office:value-type="float" office:value="520574758.29" calcext:value-type="float">
            <text:p>520.574.758,29</text:p>
          </table:table-cell>
          <table:table-cell table:style-name="ce13" office:value-type="float" office:value="57712687.5" calcext:value-type="float">
            <text:p>57.712.687,50</text:p>
          </table:table-cell>
          <table:table-cell table:style-name="ce13" office:value-type="float" office:value="88620842.97" calcext:value-type="float">
            <text:p>88.620.842,97</text:p>
          </table:table-cell>
          <table:table-cell table:style-name="ce13" office:value-type="float" office:value="91598017.87" calcext:value-type="float">
            <text:p>91.598.017,87</text:p>
          </table:table-cell>
          <table:table-cell table:style-name="ce13" office:value-type="float" office:value="59717055.89" calcext:value-type="float">
            <text:p>59.717.055,89</text:p>
          </table:table-cell>
          <table:table-cell table:style-name="ce13" office:value-type="float" office:value="150373238.13" calcext:value-type="float">
            <text:p>150.373.238,13</text:p>
          </table:table-cell>
          <table:table-cell table:style-name="ce13" office:value-type="float" office:value="31380097.66" calcext:value-type="float">
            <text:p>31.380.097,66</text:p>
          </table:table-cell>
          <table:table-cell table:style-name="ce13" office:value-type="float" office:value="370159285.37" calcext:value-type="float">
            <text:p>370.159.285,37</text:p>
          </table:table-cell>
          <table:table-cell table:style-name="ce13" office:value-type="float" office:value="1230693757.15" calcext:value-type="float">
            <text:p>1.230.693.757,15</text:p>
          </table:table-cell>
          <table:table-cell table:style-name="ce13" office:value-type="float" office:value="48677301.75" calcext:value-type="float">
            <text:p>48.677.301,75</text:p>
          </table:table-cell>
          <table:table-cell table:style-name="ce13" office:value-type="float" office:value="21500603.31" calcext:value-type="float">
            <text:p>21.500.603,31</text:p>
          </table:table-cell>
          <table:table-cell table:style-name="ce13" office:value-type="float" office:value="6443736.29" calcext:value-type="float">
            <text:p>6.443.736,29</text:p>
          </table:table-cell>
          <table:table-cell table:style-name="ce13" office:value-type="float" office:value="434092576.89" calcext:value-type="float">
            <text:p>434.092.576,89</text:p>
          </table:table-cell>
          <table:table-cell table:style-name="ce13" office:value-type="float" office:value="259540822.33" calcext:value-type="float">
            <text:p>259.540.822,33</text:p>
          </table:table-cell>
          <table:table-cell table:style-name="ce13" office:value-type="float" office:value="27729979.5" calcext:value-type="float">
            <text:p>27.729.979,50</text:p>
          </table:table-cell>
          <table:table-cell table:style-name="ce13" office:value-type="float" office:value="3569118612.82" calcext:value-type="float">
            <text:p>3.569.118.612,82</text:p>
          </table:table-cell>
          <table:table-cell table:style-name="ce13" office:value-type="float" office:value="16268902.32" calcext:value-type="float">
            <text:p>16.268.902,32</text:p>
          </table:table-cell>
          <table:table-cell table:style-name="ce23" office:value-type="float" office:value="11075107299.58" calcext:value-type="float">
            <text:p>11.075.107.299,58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IRRF - RENDIMENTOS DO CAPITAL</text:p>
          </table:table-cell>
          <table:table-cell table:style-name="ce13" office:value-type="float" office:value="536800.39" calcext:value-type="float">
            <text:p>536.800,39</text:p>
          </table:table-cell>
          <table:table-cell table:style-name="ce13" office:value-type="float" office:value="1155289.42" calcext:value-type="float">
            <text:p>1.155.289,42</text:p>
          </table:table-cell>
          <table:table-cell table:style-name="ce13" office:value-type="float" office:value="12072763.22" calcext:value-type="float">
            <text:p>12.072.763,22</text:p>
          </table:table-cell>
          <table:table-cell table:style-name="ce13" office:value-type="float" office:value="77067.44" calcext:value-type="float">
            <text:p>77.067,44</text:p>
          </table:table-cell>
          <table:table-cell table:style-name="ce13" office:value-type="float" office:value="20506037.79" calcext:value-type="float">
            <text:p>20.506.037,79</text:p>
          </table:table-cell>
          <table:table-cell table:style-name="ce13" office:value-type="float" office:value="17803737.37" calcext:value-type="float">
            <text:p>17.803.737,37</text:p>
          </table:table-cell>
          <table:table-cell table:style-name="ce13" office:value-type="float" office:value="500952360.88" calcext:value-type="float">
            <text:p>500.952.360,88</text:p>
          </table:table-cell>
          <table:table-cell table:style-name="ce13" office:value-type="float" office:value="14571405.4" calcext:value-type="float">
            <text:p>14.571.405,40</text:p>
          </table:table-cell>
          <table:table-cell table:style-name="ce13" office:value-type="float" office:value="9607104.65" calcext:value-type="float">
            <text:p>9.607.104,65</text:p>
          </table:table-cell>
          <table:table-cell table:style-name="ce13" office:value-type="float" office:value="7339740.67" calcext:value-type="float">
            <text:p>7.339.740,67</text:p>
          </table:table-cell>
          <table:table-cell table:style-name="ce13" office:value-type="float" office:value="67800653.23" calcext:value-type="float">
            <text:p>67.800.653,23</text:p>
          </table:table-cell>
          <table:table-cell table:style-name="ce13" office:value-type="float" office:value="5143069.8" calcext:value-type="float">
            <text:p>5.143.069,80</text:p>
          </table:table-cell>
          <table:table-cell table:style-name="ce13" office:value-type="float" office:value="7044074.18" calcext:value-type="float">
            <text:p>7.044.074,18</text:p>
          </table:table-cell>
          <table:table-cell table:style-name="ce13" office:value-type="float" office:value="3397729.13" calcext:value-type="float">
            <text:p>3.397.729,13</text:p>
          </table:table-cell>
          <table:table-cell table:style-name="ce13" office:value-type="float" office:value="1650965.58" calcext:value-type="float">
            <text:p>1.650.965,58</text:p>
          </table:table-cell>
          <table:table-cell table:style-name="ce13" office:value-type="float" office:value="33194825.82" calcext:value-type="float">
            <text:p>33.194.825,82</text:p>
          </table:table-cell>
          <table:table-cell table:style-name="ce13" office:value-type="float" office:value="1384699.97" calcext:value-type="float">
            <text:p>1.384.699,97</text:p>
          </table:table-cell>
          <table:table-cell table:style-name="ce13" office:value-type="float" office:value="82300185.93" calcext:value-type="float">
            <text:p>82.300.185,93</text:p>
          </table:table-cell>
          <table:table-cell table:style-name="ce13" office:value-type="float" office:value="2044858019.08" calcext:value-type="float">
            <text:p>2.044.858.019,08</text:p>
          </table:table-cell>
          <table:table-cell table:style-name="ce13" office:value-type="float" office:value="1688399.6" calcext:value-type="float">
            <text:p>1.688.399,60</text:p>
          </table:table-cell>
          <table:table-cell table:style-name="ce13" office:value-type="float" office:value="2362994.55" calcext:value-type="float">
            <text:p>2.362.994,55</text:p>
          </table:table-cell>
          <table:table-cell table:style-name="ce13" office:value-type="float" office:value="119790.72" calcext:value-type="float">
            <text:p>119.790,72</text:p>
          </table:table-cell>
          <table:table-cell table:style-name="ce13" office:value-type="float" office:value="87006921.34" calcext:value-type="float">
            <text:p>87.006.921,34</text:p>
          </table:table-cell>
          <table:table-cell table:style-name="ce13" office:value-type="float" office:value="36393115.7" calcext:value-type="float">
            <text:p>36.393.115,70</text:p>
          </table:table-cell>
          <table:table-cell table:style-name="ce13" office:value-type="float" office:value="2264799.97" calcext:value-type="float">
            <text:p>2.264.799,97</text:p>
          </table:table-cell>
          <table:table-cell table:style-name="ce13" office:value-type="float" office:value="3923025432.71" calcext:value-type="float">
            <text:p>3.923.025.432,71</text:p>
          </table:table-cell>
          <table:table-cell table:style-name="ce13" office:value-type="float" office:value="392202.31" calcext:value-type="float">
            <text:p>392.202,31</text:p>
          </table:table-cell>
          <table:table-cell table:style-name="ce23" office:value-type="float" office:value="6884650186.85" calcext:value-type="float">
            <text:p>6.884.650.186,8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IRRF - REMESSAS P/ EXTERIOR</text:p>
          </table:table-cell>
          <table:table-cell table:style-name="ce13" office:value-type="float" office:value="121662.46" calcext:value-type="float">
            <text:p>121.662,46</text:p>
          </table:table-cell>
          <table:table-cell table:style-name="ce13" office:value-type="float" office:value="324387.71" calcext:value-type="float">
            <text:p>324.387,71</text:p>
          </table:table-cell>
          <table:table-cell table:style-name="ce13" office:value-type="float" office:value="25878136.71" calcext:value-type="float">
            <text:p>25.878.136,71</text:p>
          </table:table-cell>
          <table:table-cell table:style-name="ce13" office:value-type="float" office:value="88939.33" calcext:value-type="float">
            <text:p>88.939,33</text:p>
          </table:table-cell>
          <table:table-cell table:style-name="ce13" office:value-type="float" office:value="10018860.05" calcext:value-type="float">
            <text:p>10.018.860,05</text:p>
          </table:table-cell>
          <table:table-cell table:style-name="ce13" office:value-type="float" office:value="11071226.22" calcext:value-type="float">
            <text:p>11.071.226,22</text:p>
          </table:table-cell>
          <table:table-cell table:style-name="ce13" office:value-type="float" office:value="250909257.91" calcext:value-type="float">
            <text:p>250.909.257,91</text:p>
          </table:table-cell>
          <table:table-cell table:style-name="ce13" office:value-type="float" office:value="59794140.56" calcext:value-type="float">
            <text:p>59.794.140,56</text:p>
          </table:table-cell>
          <table:table-cell table:style-name="ce13" office:value-type="float" office:value="3949671.21" calcext:value-type="float">
            <text:p>3.949.671,21</text:p>
          </table:table-cell>
          <table:table-cell table:style-name="ce13" office:value-type="float" office:value="718769.41" calcext:value-type="float">
            <text:p>718.769,41</text:p>
          </table:table-cell>
          <table:table-cell table:style-name="ce13" office:value-type="float" office:value="135648765.96" calcext:value-type="float">
            <text:p>135.648.765,96</text:p>
          </table:table-cell>
          <table:table-cell table:style-name="ce13" office:value-type="float" office:value="3296593.85" calcext:value-type="float">
            <text:p>3.296.593,85</text:p>
          </table:table-cell>
          <table:table-cell table:style-name="ce13" office:value-type="float" office:value="5991997.76" calcext:value-type="float">
            <text:p>5.991.997,76</text:p>
          </table:table-cell>
          <table:table-cell table:style-name="ce13" office:value-type="float" office:value="4066480.08" calcext:value-type="float">
            <text:p>4.066.480,08</text:p>
          </table:table-cell>
          <table:table-cell table:style-name="ce13" office:value-type="float" office:value="538715.45" calcext:value-type="float">
            <text:p>538.715,45</text:p>
          </table:table-cell>
          <table:table-cell table:style-name="ce13" office:value-type="float" office:value="13359062.17" calcext:value-type="float">
            <text:p>13.359.062,17</text:p>
          </table:table-cell>
          <table:table-cell table:style-name="ce13" office:value-type="float" office:value="1590325.4" calcext:value-type="float">
            <text:p>1.590.325,40</text:p>
          </table:table-cell>
          <table:table-cell table:style-name="ce13" office:value-type="float" office:value="55094585.34" calcext:value-type="float">
            <text:p>55.094.585,34</text:p>
          </table:table-cell>
          <table:table-cell table:style-name="ce13" office:value-type="float" office:value="373835360.07" calcext:value-type="float">
            <text:p>373.835.360,07</text:p>
          </table:table-cell>
          <table:table-cell table:style-name="ce13" office:value-type="float" office:value="668747.14" calcext:value-type="float">
            <text:p>668.747,14</text:p>
          </table:table-cell>
          <table:table-cell table:style-name="ce13" office:value-type="float" office:value="280488.02" calcext:value-type="float">
            <text:p>280.488,02</text:p>
          </table:table-cell>
          <table:table-cell table:style-name="ce13" office:value-type="float" office:value="59368.1" calcext:value-type="float">
            <text:p>59.368,10</text:p>
          </table:table-cell>
          <table:table-cell table:style-name="ce13" office:value-type="float" office:value="46608664.52" calcext:value-type="float">
            <text:p>46.608.664,52</text:p>
          </table:table-cell>
          <table:table-cell table:style-name="ce13" office:value-type="float" office:value="22750529.33" calcext:value-type="float">
            <text:p>22.750.529,33</text:p>
          </table:table-cell>
          <table:table-cell table:style-name="ce13" office:value-type="float" office:value="1249719.91" calcext:value-type="float">
            <text:p>1.249.719,91</text:p>
          </table:table-cell>
          <table:table-cell table:style-name="ce13" office:value-type="float" office:value="2210421307.54" calcext:value-type="float">
            <text:p>2.210.421.307,54</text:p>
          </table:table-cell>
          <table:table-cell table:style-name="ce13" office:value-type="float" office:value="1196540.72" calcext:value-type="float">
            <text:p>1.196.540,72</text:p>
          </table:table-cell>
          <table:table-cell table:style-name="ce23" office:value-type="float" office:value="3239532302.93" calcext:value-type="float">
            <text:p>3.239.532.302,93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4"/>IRRF - OUTROS RENDIMENTOS</text:p>
          </table:table-cell>
          <table:table-cell table:style-name="ce13" office:value-type="float" office:value="867712.49" calcext:value-type="float">
            <text:p>867.712,49</text:p>
          </table:table-cell>
          <table:table-cell table:style-name="ce13" office:value-type="float" office:value="2454009.69" calcext:value-type="float">
            <text:p>2.454.009,69</text:p>
          </table:table-cell>
          <table:table-cell table:style-name="ce13" office:value-type="float" office:value="5466856.8" calcext:value-type="float">
            <text:p>5.466.856,80</text:p>
          </table:table-cell>
          <table:table-cell table:style-name="ce13" office:value-type="float" office:value="554837.64" calcext:value-type="float">
            <text:p>554.837,64</text:p>
          </table:table-cell>
          <table:table-cell table:style-name="ce13" office:value-type="float" office:value="17688973.71" calcext:value-type="float">
            <text:p>17.688.973,71</text:p>
          </table:table-cell>
          <table:table-cell table:style-name="ce13" office:value-type="float" office:value="12242590.57" calcext:value-type="float">
            <text:p>12.242.590,57</text:p>
          </table:table-cell>
          <table:table-cell table:style-name="ce13" office:value-type="float" office:value="187871727.65" calcext:value-type="float">
            <text:p>187.871.727,65</text:p>
          </table:table-cell>
          <table:table-cell table:style-name="ce13" office:value-type="float" office:value="8729967.6" calcext:value-type="float">
            <text:p>8.729.967,60</text:p>
          </table:table-cell>
          <table:table-cell table:style-name="ce13" office:value-type="float" office:value="9843529.99" calcext:value-type="float">
            <text:p>9.843.529,99</text:p>
          </table:table-cell>
          <table:table-cell table:style-name="ce13" office:value-type="float" office:value="2851571.34" calcext:value-type="float">
            <text:p>2.851.571,34</text:p>
          </table:table-cell>
          <table:table-cell table:style-name="ce13" office:value-type="float" office:value="49454229.93" calcext:value-type="float">
            <text:p>49.454.229,93</text:p>
          </table:table-cell>
          <table:table-cell table:style-name="ce13" office:value-type="float" office:value="4030002.25" calcext:value-type="float">
            <text:p>4.030.002,25</text:p>
          </table:table-cell>
          <table:table-cell table:style-name="ce13" office:value-type="float" office:value="5423020.66" calcext:value-type="float">
            <text:p>5.423.020,66</text:p>
          </table:table-cell>
          <table:table-cell table:style-name="ce13" office:value-type="float" office:value="5334438.51" calcext:value-type="float">
            <text:p>5.334.438,51</text:p>
          </table:table-cell>
          <table:table-cell table:style-name="ce13" office:value-type="float" office:value="2426146.56" calcext:value-type="float">
            <text:p>2.426.146,56</text:p>
          </table:table-cell>
          <table:table-cell table:style-name="ce13" office:value-type="float" office:value="9130615.24" calcext:value-type="float">
            <text:p>9.130.615,24</text:p>
          </table:table-cell>
          <table:table-cell table:style-name="ce13" office:value-type="float" office:value="2769326.14" calcext:value-type="float">
            <text:p>2.769.326,14</text:p>
          </table:table-cell>
          <table:table-cell table:style-name="ce13" office:value-type="float" office:value="29576702.61" calcext:value-type="float">
            <text:p>29.576.702,61</text:p>
          </table:table-cell>
          <table:table-cell table:style-name="ce13" office:value-type="float" office:value="149989677.16" calcext:value-type="float">
            <text:p>149.989.677,16</text:p>
          </table:table-cell>
          <table:table-cell table:style-name="ce13" office:value-type="float" office:value="2303980.63" calcext:value-type="float">
            <text:p>2.303.980,63</text:p>
          </table:table-cell>
          <table:table-cell table:style-name="ce13" office:value-type="float" office:value="1648822.05" calcext:value-type="float">
            <text:p>1.648.822,05</text:p>
          </table:table-cell>
          <table:table-cell table:style-name="ce13" office:value-type="float" office:value="785339.16" calcext:value-type="float">
            <text:p>785.339,16</text:p>
          </table:table-cell>
          <table:table-cell table:style-name="ce13" office:value-type="float" office:value="37813921.15" calcext:value-type="float">
            <text:p>37.813.921,15</text:p>
          </table:table-cell>
          <table:table-cell table:style-name="ce13" office:value-type="float" office:value="21713295.33" calcext:value-type="float">
            <text:p>21.713.295,33</text:p>
          </table:table-cell>
          <table:table-cell table:style-name="ce13" office:value-type="float" office:value="2617436.73" calcext:value-type="float">
            <text:p>2.617.436,73</text:p>
          </table:table-cell>
          <table:table-cell table:style-name="ce13" office:value-type="float" office:value="588714917.93" calcext:value-type="float">
            <text:p>588.714.917,93</text:p>
          </table:table-cell>
          <table:table-cell table:style-name="ce13" office:value-type="float" office:value="932261.46" calcext:value-type="float">
            <text:p>932.261,46</text:p>
          </table:table-cell>
          <table:table-cell table:style-name="ce23" office:value-type="float" office:value="1163235910.98" calcext:value-type="float">
            <text:p>1.163.235.910,98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MPOSTO S/ OPERAÇÕES FINANCEIRAS</text:p>
          </table:table-cell>
          <table:table-cell table:style-name="ce13" office:value-type="float" office:value="485404.72" calcext:value-type="float">
            <text:p>485.404,72</text:p>
          </table:table-cell>
          <table:table-cell table:style-name="ce13" office:value-type="float" office:value="1174034.59" calcext:value-type="float">
            <text:p>1.174.034,59</text:p>
          </table:table-cell>
          <table:table-cell table:style-name="ce13" office:value-type="float" office:value="3868987.1" calcext:value-type="float">
            <text:p>3.868.987,10</text:p>
          </table:table-cell>
          <table:table-cell table:style-name="ce13" office:value-type="float" office:value="240437.62" calcext:value-type="float">
            <text:p>240.437,62</text:p>
          </table:table-cell>
          <table:table-cell table:style-name="ce13" office:value-type="float" office:value="3301712.47" calcext:value-type="float">
            <text:p>3.301.712,47</text:p>
          </table:table-cell>
          <table:table-cell table:style-name="ce13" office:value-type="float" office:value="4158998.88" calcext:value-type="float">
            <text:p>4.158.998,88</text:p>
          </table:table-cell>
          <table:table-cell table:style-name="ce13" office:value-type="float" office:value="590661846.54" calcext:value-type="float">
            <text:p>590.661.846,54</text:p>
          </table:table-cell>
          <table:table-cell table:style-name="ce13" office:value-type="float" office:value="17361518.26" calcext:value-type="float">
            <text:p>17.361.518,26</text:p>
          </table:table-cell>
          <table:table-cell table:style-name="ce13" office:value-type="float" office:value="18156606.94" calcext:value-type="float">
            <text:p>18.156.606,94</text:p>
          </table:table-cell>
          <table:table-cell table:style-name="ce13" office:value-type="float" office:value="584585.92" calcext:value-type="float">
            <text:p>584.585,92</text:p>
          </table:table-cell>
          <table:table-cell table:style-name="ce13" office:value-type="float" office:value="99318041.45" calcext:value-type="float">
            <text:p>99.318.041,45</text:p>
          </table:table-cell>
          <table:table-cell table:style-name="ce13" office:value-type="float" office:value="10586719.07" calcext:value-type="float">
            <text:p>10.586.719,07</text:p>
          </table:table-cell>
          <table:table-cell table:style-name="ce13" office:value-type="float" office:value="29740590.06" calcext:value-type="float">
            <text:p>29.740.590,06</text:p>
          </table:table-cell>
          <table:table-cell table:style-name="ce13" office:value-type="float" office:value="40664002.7" calcext:value-type="float">
            <text:p>40.664.002,70</text:p>
          </table:table-cell>
          <table:table-cell table:style-name="ce13" office:value-type="float" office:value="2913615.42" calcext:value-type="float">
            <text:p>2.913.615,42</text:p>
          </table:table-cell>
          <table:table-cell table:style-name="ce13" office:value-type="float" office:value="6341791.04" calcext:value-type="float">
            <text:p>6.341.791,04</text:p>
          </table:table-cell>
          <table:table-cell table:style-name="ce13" office:value-type="float" office:value="465969.58" calcext:value-type="float">
            <text:p>465.969,58</text:p>
          </table:table-cell>
          <table:table-cell table:style-name="ce13" office:value-type="float" office:value="103430698.3" calcext:value-type="float">
            <text:p>103.430.698,30</text:p>
          </table:table-cell>
          <table:table-cell table:style-name="ce13" office:value-type="float" office:value="166142227.66" calcext:value-type="float">
            <text:p>166.142.227,66</text:p>
          </table:table-cell>
          <table:table-cell table:style-name="ce13" office:value-type="float" office:value="1498989.35" calcext:value-type="float">
            <text:p>1.498.989,35</text:p>
          </table:table-cell>
          <table:table-cell table:style-name="ce13" office:value-type="float" office:value="13333921.75" calcext:value-type="float">
            <text:p>13.333.921,75</text:p>
          </table:table-cell>
          <table:table-cell table:style-name="ce13" office:value-type="float" office:value="28766.11" calcext:value-type="float">
            <text:p>28.766,11</text:p>
          </table:table-cell>
          <table:table-cell table:style-name="ce13" office:value-type="float" office:value="138663964.04" calcext:value-type="float">
            <text:p>138.663.964,04</text:p>
          </table:table-cell>
          <table:table-cell table:style-name="ce13" office:value-type="float" office:value="49089184.55" calcext:value-type="float">
            <text:p>49.089.184,55</text:p>
          </table:table-cell>
          <table:table-cell table:style-name="ce13" office:value-type="float" office:value="4010528.43" calcext:value-type="float">
            <text:p>4.010.528,43</text:p>
          </table:table-cell>
          <table:table-cell table:style-name="ce13" office:value-type="float" office:value="2553539805.69" calcext:value-type="float">
            <text:p>2.553.539.805,69</text:p>
          </table:table-cell>
          <table:table-cell table:style-name="ce13" office:value-type="float" office:value="598683.39" calcext:value-type="float">
            <text:p>598.683,39</text:p>
          </table:table-cell>
          <table:table-cell table:style-name="ce23" office:value-type="float" office:value="3860361631.63" calcext:value-type="float">
            <text:p>3.860.361.631,63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IMPOSTO TERRITORIAL RURAL</text:p>
          </table:table-cell>
          <table:table-cell table:style-name="ce13" office:value-type="float" office:value="16302.54" calcext:value-type="float">
            <text:p>16.302,54</text:p>
          </table:table-cell>
          <table:table-cell table:style-name="ce13" office:value-type="float" office:value="186195" calcext:value-type="float">
            <text:p>186.195,00</text:p>
          </table:table-cell>
          <table:table-cell table:style-name="ce13" office:value-type="float" office:value="92619.94" calcext:value-type="float">
            <text:p>92.619,94</text:p>
          </table:table-cell>
          <table:table-cell table:style-name="ce13" office:value-type="float" office:value="14390.42" calcext:value-type="float">
            <text:p>14.390,42</text:p>
          </table:table-cell>
          <table:table-cell table:style-name="ce13" office:value-type="float" office:value="970947.74" calcext:value-type="float">
            <text:p>970.947,74</text:p>
          </table:table-cell>
          <table:table-cell table:style-name="ce13" office:value-type="float" office:value="173674.66" calcext:value-type="float">
            <text:p>173.674,66</text:p>
          </table:table-cell>
          <table:table-cell table:style-name="ce13" office:value-type="float" office:value="268168.97" calcext:value-type="float">
            <text:p>268.168,97</text:p>
          </table:table-cell>
          <table:table-cell table:style-name="ce13" office:value-type="float" office:value="424456.73" calcext:value-type="float">
            <text:p>424.456,73</text:p>
          </table:table-cell>
          <table:table-cell table:style-name="ce13" office:value-type="float" office:value="5348641.87" calcext:value-type="float">
            <text:p>5.348.641,87</text:p>
          </table:table-cell>
          <table:table-cell table:style-name="ce13" office:value-type="float" office:value="207649.57" calcext:value-type="float">
            <text:p>207.649,57</text:p>
          </table:table-cell>
          <table:table-cell table:style-name="ce13" office:value-type="float" office:value="3837680.11" calcext:value-type="float">
            <text:p>3.837.680,11</text:p>
          </table:table-cell>
          <table:table-cell table:style-name="ce13" office:value-type="float" office:value="4648864.85" calcext:value-type="float">
            <text:p>4.648.864,85</text:p>
          </table:table-cell>
          <table:table-cell table:style-name="ce13" office:value-type="float" office:value="3603627.1" calcext:value-type="float">
            <text:p>3.603.627,10</text:p>
          </table:table-cell>
          <table:table-cell table:style-name="ce13" office:value-type="float" office:value="658288.5" calcext:value-type="float">
            <text:p>658.288,50</text:p>
          </table:table-cell>
          <table:table-cell table:style-name="ce13" office:value-type="float" office:value="149298.57" calcext:value-type="float">
            <text:p>149.298,57</text:p>
          </table:table-cell>
          <table:table-cell table:style-name="ce13" office:value-type="float" office:value="2207156.11" calcext:value-type="float">
            <text:p>2.207.156,11</text:p>
          </table:table-cell>
          <table:table-cell table:style-name="ce13" office:value-type="float" office:value="692870.99" calcext:value-type="float">
            <text:p>692.870,99</text:p>
          </table:table-cell>
          <table:table-cell table:style-name="ce13" office:value-type="float" office:value="2736353.65" calcext:value-type="float">
            <text:p>2.736.353,65</text:p>
          </table:table-cell>
          <table:table-cell table:style-name="ce13" office:value-type="float" office:value="381967.71" calcext:value-type="float">
            <text:p>381.967,71</text:p>
          </table:table-cell>
          <table:table-cell table:style-name="ce13" office:value-type="float" office:value="55605.85" calcext:value-type="float">
            <text:p>55.605,85</text:p>
          </table:table-cell>
          <table:table-cell table:style-name="ce13" office:value-type="float" office:value="193233.93" calcext:value-type="float">
            <text:p>193.233,93</text:p>
          </table:table-cell>
          <table:table-cell table:style-name="ce13" office:value-type="float" office:value="86730.8" calcext:value-type="float">
            <text:p>86.730,80</text:p>
          </table:table-cell>
          <table:table-cell table:style-name="ce13" office:value-type="float" office:value="2563796.01" calcext:value-type="float">
            <text:p>2.563.796,01</text:p>
          </table:table-cell>
          <table:table-cell table:style-name="ce13" office:value-type="float" office:value="842326.85" calcext:value-type="float">
            <text:p>842.326,85</text:p>
          </table:table-cell>
          <table:table-cell table:style-name="ce13" office:value-type="float" office:value="107729.23" calcext:value-type="float">
            <text:p>107.729,23</text:p>
          </table:table-cell>
          <table:table-cell table:style-name="ce13" office:value-type="float" office:value="4299138.76" calcext:value-type="float">
            <text:p>4.299.138,76</text:p>
          </table:table-cell>
          <table:table-cell table:style-name="ce13" office:value-type="float" office:value="1214451.29" calcext:value-type="float">
            <text:p>1.214.451,29</text:p>
          </table:table-cell>
          <table:table-cell table:style-name="ce23" office:value-type="float" office:value="35982167.75" calcext:value-type="float">
            <text:p>35.982.167,7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OFINS</text:p>
          </table:table-cell>
          <table:table-cell table:style-name="ce13" office:value-type="float" office:value="14591995.08" calcext:value-type="float">
            <text:p>14.591.995,08</text:p>
          </table:table-cell>
          <table:table-cell table:style-name="ce13" office:value-type="float" office:value="65180319.61" calcext:value-type="float">
            <text:p>65.180.319,61</text:p>
          </table:table-cell>
          <table:table-cell table:style-name="ce13" office:value-type="float" office:value="447077132.49" calcext:value-type="float">
            <text:p>447.077.132,49</text:p>
          </table:table-cell>
          <table:table-cell table:style-name="ce13" office:value-type="float" office:value="9837795.19" calcext:value-type="float">
            <text:p>9.837.795,19</text:p>
          </table:table-cell>
          <table:table-cell table:style-name="ce13" office:value-type="float" office:value="438995761.01" calcext:value-type="float">
            <text:p>438.995.761,01</text:p>
          </table:table-cell>
          <table:table-cell table:style-name="ce13" office:value-type="float" office:value="311227467.31" calcext:value-type="float">
            <text:p>311.227.467,31</text:p>
          </table:table-cell>
          <table:table-cell table:style-name="ce13" office:value-type="float" office:value="850066049.6" calcext:value-type="float">
            <text:p>850.066.049,60</text:p>
          </table:table-cell>
          <table:table-cell table:style-name="ce13" office:value-type="float" office:value="506884742.86" calcext:value-type="float">
            <text:p>506.884.742,86</text:p>
          </table:table-cell>
          <table:table-cell table:style-name="ce13" office:value-type="float" office:value="288732400.71" calcext:value-type="float">
            <text:p>288.732.400,71</text:p>
          </table:table-cell>
          <table:table-cell table:style-name="ce13" office:value-type="float" office:value="220862802.67" calcext:value-type="float">
            <text:p>220.862.802,67</text:p>
          </table:table-cell>
          <table:table-cell table:style-name="ce13" office:value-type="float" office:value="1135183252.71" calcext:value-type="float">
            <text:p>1.135.183.252,71</text:p>
          </table:table-cell>
          <table:table-cell table:style-name="ce13" office:value-type="float" office:value="120764646.33" calcext:value-type="float">
            <text:p>120.764.646,33</text:p>
          </table:table-cell>
          <table:table-cell table:style-name="ce13" office:value-type="float" office:value="176914332.91" calcext:value-type="float">
            <text:p>176.914.332,91</text:p>
          </table:table-cell>
          <table:table-cell table:style-name="ce13" office:value-type="float" office:value="169460606.82" calcext:value-type="float">
            <text:p>169.460.606,82</text:p>
          </table:table-cell>
          <table:table-cell table:style-name="ce13" office:value-type="float" office:value="76222842.29" calcext:value-type="float">
            <text:p>76.222.842,29</text:p>
          </table:table-cell>
          <table:table-cell table:style-name="ce13" office:value-type="float" office:value="515952152.16" calcext:value-type="float">
            <text:p>515.952.152,16</text:p>
          </table:table-cell>
          <table:table-cell table:style-name="ce13" office:value-type="float" office:value="46065881.24" calcext:value-type="float">
            <text:p>46.065.881,24</text:p>
          </table:table-cell>
          <table:table-cell table:style-name="ce13" office:value-type="float" office:value="1235566413.6" calcext:value-type="float">
            <text:p>1.235.566.413,60</text:p>
          </table:table-cell>
          <table:table-cell table:style-name="ce13" office:value-type="float" office:value="2665058854.73" calcext:value-type="float">
            <text:p>2.665.058.854,73</text:p>
          </table:table-cell>
          <table:table-cell table:style-name="ce13" office:value-type="float" office:value="66891476.52" calcext:value-type="float">
            <text:p>66.891.476,52</text:p>
          </table:table-cell>
          <table:table-cell table:style-name="ce13" office:value-type="float" office:value="45388128.69" calcext:value-type="float">
            <text:p>45.388.128,69</text:p>
          </table:table-cell>
          <table:table-cell table:style-name="ce13" office:value-type="float" office:value="9826015.35" calcext:value-type="float">
            <text:p>9.826.015,35</text:p>
          </table:table-cell>
          <table:table-cell table:style-name="ce13" office:value-type="float" office:value="1105427876.18" calcext:value-type="float">
            <text:p>1.105.427.876,18</text:p>
          </table:table-cell>
          <table:table-cell table:style-name="ce13" office:value-type="float" office:value="1496253996.63" calcext:value-type="float">
            <text:p>1.496.253.996,63</text:p>
          </table:table-cell>
          <table:table-cell table:style-name="ce13" office:value-type="float" office:value="49798952.75" calcext:value-type="float">
            <text:p>49.798.952,75</text:p>
          </table:table-cell>
          <table:table-cell table:style-name="ce13" office:value-type="float" office:value="9183054046.29" calcext:value-type="float">
            <text:p>9.183.054.046,29</text:p>
          </table:table-cell>
          <table:table-cell table:style-name="ce13" office:value-type="float" office:value="26760767.35" calcext:value-type="float">
            <text:p>26.760.767,35</text:p>
          </table:table-cell>
          <table:table-cell table:style-name="ce23" office:value-type="float" office:value="21278046709.08" calcext:value-type="float">
            <text:p>21.278.046.709,08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3"/>FINANCEIRAS</text:p>
          </table:table-cell>
          <table:table-cell table:style-name="ce13" office:value-type="float" office:value="17503.23" calcext:value-type="float">
            <text:p>17.503,23</text:p>
          </table:table-cell>
          <table:table-cell table:style-name="ce13" office:value-type="float" office:value="40858.19" calcext:value-type="float">
            <text:p>40.858,19</text:p>
          </table:table-cell>
          <table:table-cell table:style-name="ce13" office:value-type="float" office:value="249925.35" calcext:value-type="float">
            <text:p>249.925,35</text:p>
          </table:table-cell>
          <table:table-cell table:style-name="ce13" office:value-type="float" office:value="67377.7" calcext:value-type="float">
            <text:p>67.377,70</text:p>
          </table:table-cell>
          <table:table-cell table:style-name="ce13" office:value-type="float" office:value="1816931.55" calcext:value-type="float">
            <text:p>1.816.931,55</text:p>
          </table:table-cell>
          <table:table-cell table:style-name="ce13" office:value-type="float" office:value="751891.85" calcext:value-type="float">
            <text:p>751.891,85</text:p>
          </table:table-cell>
          <table:table-cell table:style-name="ce13" office:value-type="float" office:value="291283078.8" calcext:value-type="float">
            <text:p>291.283.078,80</text:p>
          </table:table-cell>
          <table:table-cell table:style-name="ce13" office:value-type="float" office:value="5700893.43" calcext:value-type="float">
            <text:p>5.700.893,43</text:p>
          </table:table-cell>
          <table:table-cell table:style-name="ce13" office:value-type="float" office:value="510391.23" calcext:value-type="float">
            <text:p>510.391,23</text:p>
          </table:table-cell>
          <table:table-cell table:style-name="ce13" office:value-type="float" office:value="70626.35" calcext:value-type="float">
            <text:p>70.626,35</text:p>
          </table:table-cell>
          <table:table-cell table:style-name="ce13" office:value-type="float" office:value="36079560.65" calcext:value-type="float">
            <text:p>36.079.560,65</text:p>
          </table:table-cell>
          <table:table-cell table:style-name="ce13" office:value-type="float" office:value="10194.92" calcext:value-type="float">
            <text:p>10.194,92</text:p>
          </table:table-cell>
          <table:table-cell table:style-name="ce13" office:value-type="float" office:value="350124.5" calcext:value-type="float">
            <text:p>350.124,50</text:p>
          </table:table-cell>
          <table:table-cell table:style-name="ce13" office:value-type="float" office:value="13007631.68" calcext:value-type="float">
            <text:p>13.007.631,68</text:p>
          </table:table-cell>
          <table:table-cell table:style-name="ce13" office:value-type="float" office:value="22669.61" calcext:value-type="float">
            <text:p>22.669,61</text:p>
          </table:table-cell>
          <table:table-cell table:style-name="ce13" office:value-type="float" office:value="1361204.63" calcext:value-type="float">
            <text:p>1.361.204,63</text:p>
          </table:table-cell>
          <table:table-cell table:style-name="ce13" office:value-type="float" office:value="39968.46" calcext:value-type="float">
            <text:p>39.968,46</text:p>
          </table:table-cell>
          <table:table-cell table:style-name="ce13" office:value-type="float" office:value="12191719.47" calcext:value-type="float">
            <text:p>12.191.719,47</text:p>
          </table:table-cell>
          <table:table-cell table:style-name="ce13" office:value-type="float" office:value="159117525.22" calcext:value-type="float">
            <text:p>159.117.525,22</text:p>
          </table:table-cell>
          <table:table-cell table:style-name="ce13" office:value-type="float" office:value="128969.03" calcext:value-type="float">
            <text:p>128.969,03</text:p>
          </table:table-cell>
          <table:table-cell table:style-name="ce13" office:value-type="float" office:value="332463.41" calcext:value-type="float">
            <text:p>332.463,41</text:p>
          </table:table-cell>
          <table:table-cell table:style-name="ce13" office:value-type="float" office:value="4322.98" calcext:value-type="float">
            <text:p>4.322,98</text:p>
          </table:table-cell>
          <table:table-cell table:style-name="ce13" office:value-type="float" office:value="48648899.88" calcext:value-type="float">
            <text:p>48.648.899,88</text:p>
          </table:table-cell>
          <table:table-cell table:style-name="ce13" office:value-type="float" office:value="1947024.57" calcext:value-type="float">
            <text:p>1.947.024,57</text:p>
          </table:table-cell>
          <table:table-cell table:style-name="ce13" office:value-type="float" office:value="1887537.16" calcext:value-type="float">
            <text:p>1.887.537,16</text:p>
          </table:table-cell>
          <table:table-cell table:style-name="ce13" office:value-type="float" office:value="1004401188.98" calcext:value-type="float">
            <text:p>1.004.401.188,98</text:p>
          </table:table-cell>
          <table:table-cell table:style-name="ce13" office:value-type="float" office:value="29414.56" calcext:value-type="float">
            <text:p>29.414,56</text:p>
          </table:table-cell>
          <table:table-cell table:style-name="ce23" office:value-type="float" office:value="1580069897.39" calcext:value-type="float">
            <text:p>1.580.069.897,39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3"/>DEMAIS </text:p>
          </table:table-cell>
          <table:table-cell table:style-name="ce13" office:value-type="float" office:value="14574491.85" calcext:value-type="float">
            <text:p>14.574.491,85</text:p>
          </table:table-cell>
          <table:table-cell table:style-name="ce13" office:value-type="float" office:value="65139461.42" calcext:value-type="float">
            <text:p>65.139.461,42</text:p>
          </table:table-cell>
          <table:table-cell table:style-name="ce13" office:value-type="float" office:value="446827207.14" calcext:value-type="float">
            <text:p>446.827.207,14</text:p>
          </table:table-cell>
          <table:table-cell table:style-name="ce13" office:value-type="float" office:value="9770417.49" calcext:value-type="float">
            <text:p>9.770.417,49</text:p>
          </table:table-cell>
          <table:table-cell table:style-name="ce13" office:value-type="float" office:value="437178829.46" calcext:value-type="float">
            <text:p>437.178.829,46</text:p>
          </table:table-cell>
          <table:table-cell table:style-name="ce13" office:value-type="float" office:value="310475575.46" calcext:value-type="float">
            <text:p>310.475.575,46</text:p>
          </table:table-cell>
          <table:table-cell table:style-name="ce13" office:value-type="float" office:value="558782970.8" calcext:value-type="float">
            <text:p>558.782.970,80</text:p>
          </table:table-cell>
          <table:table-cell table:style-name="ce13" office:value-type="float" office:value="501183849.43" calcext:value-type="float">
            <text:p>501.183.849,43</text:p>
          </table:table-cell>
          <table:table-cell table:style-name="ce13" office:value-type="float" office:value="288222009.48" calcext:value-type="float">
            <text:p>288.222.009,48</text:p>
          </table:table-cell>
          <table:table-cell table:style-name="ce13" office:value-type="float" office:value="220792176.32" calcext:value-type="float">
            <text:p>220.792.176,32</text:p>
          </table:table-cell>
          <table:table-cell table:style-name="ce13" office:value-type="float" office:value="1099103692.06" calcext:value-type="float">
            <text:p>1.099.103.692,06</text:p>
          </table:table-cell>
          <table:table-cell table:style-name="ce13" office:value-type="float" office:value="120754451.41" calcext:value-type="float">
            <text:p>120.754.451,41</text:p>
          </table:table-cell>
          <table:table-cell table:style-name="ce13" office:value-type="float" office:value="176564208.41" calcext:value-type="float">
            <text:p>176.564.208,41</text:p>
          </table:table-cell>
          <table:table-cell table:style-name="ce13" office:value-type="float" office:value="156452975.14" calcext:value-type="float">
            <text:p>156.452.975,14</text:p>
          </table:table-cell>
          <table:table-cell table:style-name="ce13" office:value-type="float" office:value="76200172.68" calcext:value-type="float">
            <text:p>76.200.172,68</text:p>
          </table:table-cell>
          <table:table-cell table:style-name="ce13" office:value-type="float" office:value="514590947.53" calcext:value-type="float">
            <text:p>514.590.947,53</text:p>
          </table:table-cell>
          <table:table-cell table:style-name="ce13" office:value-type="float" office:value="46025912.78" calcext:value-type="float">
            <text:p>46.025.912,78</text:p>
          </table:table-cell>
          <table:table-cell table:style-name="ce13" office:value-type="float" office:value="1223374694.13" calcext:value-type="float">
            <text:p>1.223.374.694,13</text:p>
          </table:table-cell>
          <table:table-cell table:style-name="ce13" office:value-type="float" office:value="2505941329.51" calcext:value-type="float">
            <text:p>2.505.941.329,51</text:p>
          </table:table-cell>
          <table:table-cell table:style-name="ce13" office:value-type="float" office:value="66762507.49" calcext:value-type="float">
            <text:p>66.762.507,49</text:p>
          </table:table-cell>
          <table:table-cell table:style-name="ce13" office:value-type="float" office:value="45055665.28" calcext:value-type="float">
            <text:p>45.055.665,28</text:p>
          </table:table-cell>
          <table:table-cell table:style-name="ce13" office:value-type="float" office:value="9821692.37" calcext:value-type="float">
            <text:p>9.821.692,37</text:p>
          </table:table-cell>
          <table:table-cell table:style-name="ce13" office:value-type="float" office:value="1056778976.3" calcext:value-type="float">
            <text:p>1.056.778.976,30</text:p>
          </table:table-cell>
          <table:table-cell table:style-name="ce13" office:value-type="float" office:value="1494306972.06" calcext:value-type="float">
            <text:p>1.494.306.972,06</text:p>
          </table:table-cell>
          <table:table-cell table:style-name="ce13" office:value-type="float" office:value="47911415.59" calcext:value-type="float">
            <text:p>47.911.415,59</text:p>
          </table:table-cell>
          <table:table-cell table:style-name="ce13" office:value-type="float" office:value="8178652857.31" calcext:value-type="float">
            <text:p>8.178.652.857,31</text:p>
          </table:table-cell>
          <table:table-cell table:style-name="ce13" office:value-type="float" office:value="26731352.79" calcext:value-type="float">
            <text:p>26.731.352,79</text:p>
          </table:table-cell>
          <table:table-cell table:style-name="ce23" office:value-type="float" office:value="19697976811.69" calcext:value-type="float">
            <text:p>19.697.976.811,69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ONTRIBUIÇÃO PARA O PIS/PASEP</text:p>
          </table:table-cell>
          <table:table-cell table:style-name="ce13" office:value-type="float" office:value="6928529.9" calcext:value-type="float">
            <text:p>6.928.529,90</text:p>
          </table:table-cell>
          <table:table-cell table:style-name="ce13" office:value-type="float" office:value="20036744.19" calcext:value-type="float">
            <text:p>20.036.744,19</text:p>
          </table:table-cell>
          <table:table-cell table:style-name="ce13" office:value-type="float" office:value="116976033.85" calcext:value-type="float">
            <text:p>116.976.033,85</text:p>
          </table:table-cell>
          <table:table-cell table:style-name="ce13" office:value-type="float" office:value="4695993.54" calcext:value-type="float">
            <text:p>4.695.993,54</text:p>
          </table:table-cell>
          <table:table-cell table:style-name="ce13" office:value-type="float" office:value="141806130.25" calcext:value-type="float">
            <text:p>141.806.130,25</text:p>
          </table:table-cell>
          <table:table-cell table:style-name="ce13" office:value-type="float" office:value="94018114.52" calcext:value-type="float">
            <text:p>94.018.114,52</text:p>
          </table:table-cell>
          <table:table-cell table:style-name="ce13" office:value-type="float" office:value="518567448.59" calcext:value-type="float">
            <text:p>518.567.448,59</text:p>
          </table:table-cell>
          <table:table-cell table:style-name="ce13" office:value-type="float" office:value="136370070.21" calcext:value-type="float">
            <text:p>136.370.070,21</text:p>
          </table:table-cell>
          <table:table-cell table:style-name="ce13" office:value-type="float" office:value="106525310.7" calcext:value-type="float">
            <text:p>106.525.310,70</text:p>
          </table:table-cell>
          <table:table-cell table:style-name="ce13" office:value-type="float" office:value="64623360.51" calcext:value-type="float">
            <text:p>64.623.360,51</text:p>
          </table:table-cell>
          <table:table-cell table:style-name="ce13" office:value-type="float" office:value="354889981.82" calcext:value-type="float">
            <text:p>354.889.981,82</text:p>
          </table:table-cell>
          <table:table-cell table:style-name="ce13" office:value-type="float" office:value="48369595.22" calcext:value-type="float">
            <text:p>48.369.595,22</text:p>
          </table:table-cell>
          <table:table-cell table:style-name="ce13" office:value-type="float" office:value="66306661.79" calcext:value-type="float">
            <text:p>66.306.661,79</text:p>
          </table:table-cell>
          <table:table-cell table:style-name="ce13" office:value-type="float" office:value="64520212.25" calcext:value-type="float">
            <text:p>64.520.212,25</text:p>
          </table:table-cell>
          <table:table-cell table:style-name="ce13" office:value-type="float" office:value="28041608.3" calcext:value-type="float">
            <text:p>28.041.608,30</text:p>
          </table:table-cell>
          <table:table-cell table:style-name="ce13" office:value-type="float" office:value="147075988.87" calcext:value-type="float">
            <text:p>147.075.988,87</text:p>
          </table:table-cell>
          <table:table-cell table:style-name="ce13" office:value-type="float" office:value="18231615.58" calcext:value-type="float">
            <text:p>18.231.615,58</text:p>
          </table:table-cell>
          <table:table-cell table:style-name="ce13" office:value-type="float" office:value="343384739.68" calcext:value-type="float">
            <text:p>343.384.739,68</text:p>
          </table:table-cell>
          <table:table-cell table:style-name="ce13" office:value-type="float" office:value="818581391.06" calcext:value-type="float">
            <text:p>818.581.391,06</text:p>
          </table:table-cell>
          <table:table-cell table:style-name="ce13" office:value-type="float" office:value="32443500.26" calcext:value-type="float">
            <text:p>32.443.500,26</text:p>
          </table:table-cell>
          <table:table-cell table:style-name="ce13" office:value-type="float" office:value="18081430.89" calcext:value-type="float">
            <text:p>18.081.430,89</text:p>
          </table:table-cell>
          <table:table-cell table:style-name="ce13" office:value-type="float" office:value="6282136.64" calcext:value-type="float">
            <text:p>6.282.136,64</text:p>
          </table:table-cell>
          <table:table-cell table:style-name="ce13" office:value-type="float" office:value="315708566.82" calcext:value-type="float">
            <text:p>315.708.566,82</text:p>
          </table:table-cell>
          <table:table-cell table:style-name="ce13" office:value-type="float" office:value="375419321.75" calcext:value-type="float">
            <text:p>375.419.321,75</text:p>
          </table:table-cell>
          <table:table-cell table:style-name="ce13" office:value-type="float" office:value="20969490.64" calcext:value-type="float">
            <text:p>20.969.490,64</text:p>
          </table:table-cell>
          <table:table-cell table:style-name="ce13" office:value-type="float" office:value="2213153395.24" calcext:value-type="float">
            <text:p>2.213.153.395,24</text:p>
          </table:table-cell>
          <table:table-cell table:style-name="ce13" office:value-type="float" office:value="13716819.61" calcext:value-type="float">
            <text:p>13.716.819,61</text:p>
          </table:table-cell>
          <table:table-cell table:style-name="ce23" office:value-type="float" office:value="6095724192.68" calcext:value-type="float">
            <text:p>6.095.724.192,68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3"/>FINANCEIRAS</text:p>
          </table:table-cell>
          <table:table-cell table:style-name="ce13" office:value-type="float" office:value="2836.16" calcext:value-type="float">
            <text:p>2.836,16</text:p>
          </table:table-cell>
          <table:table-cell table:style-name="ce13" office:value-type="float" office:value="7064.3" calcext:value-type="float">
            <text:p>7.064,30</text:p>
          </table:table-cell>
          <table:table-cell table:style-name="ce13" office:value-type="float" office:value="40483.5" calcext:value-type="float">
            <text:p>40.483,50</text:p>
          </table:table-cell>
          <table:table-cell table:style-name="ce13" office:value-type="float" office:value="10925.88" calcext:value-type="float">
            <text:p>10.925,88</text:p>
          </table:table-cell>
          <table:table-cell table:style-name="ce13" office:value-type="float" office:value="294161.19" calcext:value-type="float">
            <text:p>294.161,19</text:p>
          </table:table-cell>
          <table:table-cell table:style-name="ce13" office:value-type="float" office:value="931818.5" calcext:value-type="float">
            <text:p>931.818,50</text:p>
          </table:table-cell>
          <table:table-cell table:style-name="ce13" office:value-type="float" office:value="48139318.43" calcext:value-type="float">
            <text:p>48.139.318,43</text:p>
          </table:table-cell>
          <table:table-cell table:style-name="ce13" office:value-type="float" office:value="947978.02" calcext:value-type="float">
            <text:p>947.978,02</text:p>
          </table:table-cell>
          <table:table-cell table:style-name="ce13" office:value-type="float" office:value="77043.72" calcext:value-type="float">
            <text:p>77.043,72</text:p>
          </table:table-cell>
          <table:table-cell table:style-name="ce13" office:value-type="float" office:value="11446.29" calcext:value-type="float">
            <text:p>11.446,29</text:p>
          </table:table-cell>
          <table:table-cell table:style-name="ce13" office:value-type="float" office:value="5870544.55" calcext:value-type="float">
            <text:p>5.870.544,55</text:p>
          </table:table-cell>
          <table:table-cell table:style-name="ce13" office:value-type="float" office:value="1684.65" calcext:value-type="float">
            <text:p>1.684,65</text:p>
          </table:table-cell>
          <table:table-cell table:style-name="ce13" office:value-type="float" office:value="59004.35" calcext:value-type="float">
            <text:p>59.004,35</text:p>
          </table:table-cell>
          <table:table-cell table:style-name="ce13" office:value-type="float" office:value="2117118.38" calcext:value-type="float">
            <text:p>2.117.118,38</text:p>
          </table:table-cell>
          <table:table-cell table:style-name="ce13" office:value-type="float" office:value="4081.84" calcext:value-type="float">
            <text:p>4.081,84</text:p>
          </table:table-cell>
          <table:table-cell table:style-name="ce13" office:value-type="float" office:value="228125.27" calcext:value-type="float">
            <text:p>228.125,27</text:p>
          </table:table-cell>
          <table:table-cell table:style-name="ce13" office:value-type="float" office:value="6755.43" calcext:value-type="float">
            <text:p>6.755,43</text:p>
          </table:table-cell>
          <table:table-cell table:style-name="ce13" office:value-type="float" office:value="1985720.42" calcext:value-type="float">
            <text:p>1.985.720,42</text:p>
          </table:table-cell>
          <table:table-cell table:style-name="ce13" office:value-type="float" office:value="24367268.42" calcext:value-type="float">
            <text:p>24.367.268,42</text:p>
          </table:table-cell>
          <table:table-cell table:style-name="ce13" office:value-type="float" office:value="20912.76" calcext:value-type="float">
            <text:p>20.912,76</text:p>
          </table:table-cell>
          <table:table-cell table:style-name="ce13" office:value-type="float" office:value="53411.9" calcext:value-type="float">
            <text:p>53.411,90</text:p>
          </table:table-cell>
          <table:table-cell table:style-name="ce13" office:value-type="float" office:value="688.29" calcext:value-type="float">
            <text:p>688,29</text:p>
          </table:table-cell>
          <table:table-cell table:style-name="ce13" office:value-type="float" office:value="8061682.04" calcext:value-type="float">
            <text:p>8.061.682,04</text:p>
          </table:table-cell>
          <table:table-cell table:style-name="ce13" office:value-type="float" office:value="329798.33" calcext:value-type="float">
            <text:p>329.798,33</text:p>
          </table:table-cell>
          <table:table-cell table:style-name="ce13" office:value-type="float" office:value="317374.21" calcext:value-type="float">
            <text:p>317.374,21</text:p>
          </table:table-cell>
          <table:table-cell table:style-name="ce13" office:value-type="float" office:value="143393473.35" calcext:value-type="float">
            <text:p>143.393.473,35</text:p>
          </table:table-cell>
          <table:table-cell table:style-name="ce13" office:value-type="float" office:value="5138.2" calcext:value-type="float">
            <text:p>5.138,20</text:p>
          </table:table-cell>
          <table:table-cell table:style-name="ce23" office:value-type="float" office:value="237285858.38" calcext:value-type="float">
            <text:p>237.285.858,38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3"/>DEMAIS </text:p>
          </table:table-cell>
          <table:table-cell table:style-name="ce13" office:value-type="float" office:value="6925693.74" calcext:value-type="float">
            <text:p>6.925.693,74</text:p>
          </table:table-cell>
          <table:table-cell table:style-name="ce13" office:value-type="float" office:value="20029679.89" calcext:value-type="float">
            <text:p>20.029.679,89</text:p>
          </table:table-cell>
          <table:table-cell table:style-name="ce13" office:value-type="float" office:value="116935550.35" calcext:value-type="float">
            <text:p>116.935.550,35</text:p>
          </table:table-cell>
          <table:table-cell table:style-name="ce13" office:value-type="float" office:value="4685067.66" calcext:value-type="float">
            <text:p>4.685.067,66</text:p>
          </table:table-cell>
          <table:table-cell table:style-name="ce13" office:value-type="float" office:value="141511969.06" calcext:value-type="float">
            <text:p>141.511.969,06</text:p>
          </table:table-cell>
          <table:table-cell table:style-name="ce13" office:value-type="float" office:value="93086296.02" calcext:value-type="float">
            <text:p>93.086.296,02</text:p>
          </table:table-cell>
          <table:table-cell table:style-name="ce13" office:value-type="float" office:value="470428130.16" calcext:value-type="float">
            <text:p>470.428.130,16</text:p>
          </table:table-cell>
          <table:table-cell table:style-name="ce13" office:value-type="float" office:value="135422092.19" calcext:value-type="float">
            <text:p>135.422.092,19</text:p>
          </table:table-cell>
          <table:table-cell table:style-name="ce13" office:value-type="float" office:value="106448266.98" calcext:value-type="float">
            <text:p>106.448.266,98</text:p>
          </table:table-cell>
          <table:table-cell table:style-name="ce13" office:value-type="float" office:value="64611914.22" calcext:value-type="float">
            <text:p>64.611.914,22</text:p>
          </table:table-cell>
          <table:table-cell table:style-name="ce13" office:value-type="float" office:value="349019437.27" calcext:value-type="float">
            <text:p>349.019.437,27</text:p>
          </table:table-cell>
          <table:table-cell table:style-name="ce13" office:value-type="float" office:value="48367910.57" calcext:value-type="float">
            <text:p>48.367.910,57</text:p>
          </table:table-cell>
          <table:table-cell table:style-name="ce13" office:value-type="float" office:value="66247657.44" calcext:value-type="float">
            <text:p>66.247.657,44</text:p>
          </table:table-cell>
          <table:table-cell table:style-name="ce13" office:value-type="float" office:value="62403093.87" calcext:value-type="float">
            <text:p>62.403.093,87</text:p>
          </table:table-cell>
          <table:table-cell table:style-name="ce13" office:value-type="float" office:value="28037526.46" calcext:value-type="float">
            <text:p>28.037.526,46</text:p>
          </table:table-cell>
          <table:table-cell table:style-name="ce13" office:value-type="float" office:value="146847863.6" calcext:value-type="float">
            <text:p>146.847.863,60</text:p>
          </table:table-cell>
          <table:table-cell table:style-name="ce13" office:value-type="float" office:value="18224860.15" calcext:value-type="float">
            <text:p>18.224.860,15</text:p>
          </table:table-cell>
          <table:table-cell table:style-name="ce13" office:value-type="float" office:value="341399019.26" calcext:value-type="float">
            <text:p>341.399.019,26</text:p>
          </table:table-cell>
          <table:table-cell table:style-name="ce13" office:value-type="float" office:value="794214122.64" calcext:value-type="float">
            <text:p>794.214.122,64</text:p>
          </table:table-cell>
          <table:table-cell table:style-name="ce13" office:value-type="float" office:value="32422587.5" calcext:value-type="float">
            <text:p>32.422.587,50</text:p>
          </table:table-cell>
          <table:table-cell table:style-name="ce13" office:value-type="float" office:value="18028018.99" calcext:value-type="float">
            <text:p>18.028.018,99</text:p>
          </table:table-cell>
          <table:table-cell table:style-name="ce13" office:value-type="float" office:value="6281448.35" calcext:value-type="float">
            <text:p>6.281.448,35</text:p>
          </table:table-cell>
          <table:table-cell table:style-name="ce13" office:value-type="float" office:value="307646884.78" calcext:value-type="float">
            <text:p>307.646.884,78</text:p>
          </table:table-cell>
          <table:table-cell table:style-name="ce13" office:value-type="float" office:value="375089523.42" calcext:value-type="float">
            <text:p>375.089.523,42</text:p>
          </table:table-cell>
          <table:table-cell table:style-name="ce13" office:value-type="float" office:value="20652116.43" calcext:value-type="float">
            <text:p>20.652.116,43</text:p>
          </table:table-cell>
          <table:table-cell table:style-name="ce13" office:value-type="float" office:value="2069759921.89" calcext:value-type="float">
            <text:p>2.069.759.921,89</text:p>
          </table:table-cell>
          <table:table-cell table:style-name="ce13" office:value-type="float" office:value="13711681.41" calcext:value-type="float">
            <text:p>13.711.681,41</text:p>
          </table:table-cell>
          <table:table-cell table:style-name="ce23" office:value-type="float" office:value="5858438334.3" calcext:value-type="float">
            <text:p>5.858.438.334,30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SLL</text:p>
          </table:table-cell>
          <table:table-cell table:style-name="ce13" office:value-type="float" office:value="5423194.24" calcext:value-type="float">
            <text:p>5.423.194,24</text:p>
          </table:table-cell>
          <table:table-cell table:style-name="ce13" office:value-type="float" office:value="18704658.62" calcext:value-type="float">
            <text:p>18.704.658,62</text:p>
          </table:table-cell>
          <table:table-cell table:style-name="ce13" office:value-type="float" office:value="145089795.85" calcext:value-type="float">
            <text:p>145.089.795,85</text:p>
          </table:table-cell>
          <table:table-cell table:style-name="ce13" office:value-type="float" office:value="3561994.74" calcext:value-type="float">
            <text:p>3.561.994,74</text:p>
          </table:table-cell>
          <table:table-cell table:style-name="ce13" office:value-type="float" office:value="205585919.08" calcext:value-type="float">
            <text:p>205.585.919,08</text:p>
          </table:table-cell>
          <table:table-cell table:style-name="ce13" office:value-type="float" office:value="112766406.63" calcext:value-type="float">
            <text:p>112.766.406,63</text:p>
          </table:table-cell>
          <table:table-cell table:style-name="ce13" office:value-type="float" office:value="412535427.03" calcext:value-type="float">
            <text:p>412.535.427,03</text:p>
          </table:table-cell>
          <table:table-cell table:style-name="ce13" office:value-type="float" office:value="86127527.82" calcext:value-type="float">
            <text:p>86.127.527,82</text:p>
          </table:table-cell>
          <table:table-cell table:style-name="ce13" office:value-type="float" office:value="89512130.6" calcext:value-type="float">
            <text:p>89.512.130,60</text:p>
          </table:table-cell>
          <table:table-cell table:style-name="ce13" office:value-type="float" office:value="29816004.51" calcext:value-type="float">
            <text:p>29.816.004,51</text:p>
          </table:table-cell>
          <table:table-cell table:style-name="ce13" office:value-type="float" office:value="501009072.56" calcext:value-type="float">
            <text:p>501.009.072,56</text:p>
          </table:table-cell>
          <table:table-cell table:style-name="ce13" office:value-type="float" office:value="49654269.25" calcext:value-type="float">
            <text:p>49.654.269,25</text:p>
          </table:table-cell>
          <table:table-cell table:style-name="ce13" office:value-type="float" office:value="112403938.73" calcext:value-type="float">
            <text:p>112.403.938,73</text:p>
          </table:table-cell>
          <table:table-cell table:style-name="ce13" office:value-type="float" office:value="63076876.4" calcext:value-type="float">
            <text:p>63.076.876,40</text:p>
          </table:table-cell>
          <table:table-cell table:style-name="ce13" office:value-type="float" office:value="26839515.69" calcext:value-type="float">
            <text:p>26.839.515,69</text:p>
          </table:table-cell>
          <table:table-cell table:style-name="ce13" office:value-type="float" office:value="128856996.91" calcext:value-type="float">
            <text:p>128.856.996,91</text:p>
          </table:table-cell>
          <table:table-cell table:style-name="ce13" office:value-type="float" office:value="17514661.92" calcext:value-type="float">
            <text:p>17.514.661,92</text:p>
          </table:table-cell>
          <table:table-cell table:style-name="ce13" office:value-type="float" office:value="306105687.53" calcext:value-type="float">
            <text:p>306.105.687,53</text:p>
          </table:table-cell>
          <table:table-cell table:style-name="ce13" office:value-type="float" office:value="1268349322.54" calcext:value-type="float">
            <text:p>1.268.349.322,54</text:p>
          </table:table-cell>
          <table:table-cell table:style-name="ce13" office:value-type="float" office:value="25848617.29" calcext:value-type="float">
            <text:p>25.848.617,29</text:p>
          </table:table-cell>
          <table:table-cell table:style-name="ce13" office:value-type="float" office:value="12812231.75" calcext:value-type="float">
            <text:p>12.812.231,75</text:p>
          </table:table-cell>
          <table:table-cell table:style-name="ce13" office:value-type="float" office:value="4933361.66" calcext:value-type="float">
            <text:p>4.933.361,66</text:p>
          </table:table-cell>
          <table:table-cell table:style-name="ce13" office:value-type="float" office:value="314549218.29" calcext:value-type="float">
            <text:p>314.549.218,29</text:p>
          </table:table-cell>
          <table:table-cell table:style-name="ce13" office:value-type="float" office:value="264824328.08" calcext:value-type="float">
            <text:p>264.824.328,08</text:p>
          </table:table-cell>
          <table:table-cell table:style-name="ce13" office:value-type="float" office:value="20603401.59" calcext:value-type="float">
            <text:p>20.603.401,59</text:p>
          </table:table-cell>
          <table:table-cell table:style-name="ce13" office:value-type="float" office:value="3098726761.78" calcext:value-type="float">
            <text:p>3.098.726.761,78</text:p>
          </table:table-cell>
          <table:table-cell table:style-name="ce13" office:value-type="float" office:value="21436681.76" calcext:value-type="float">
            <text:p>21.436.681,76</text:p>
          </table:table-cell>
          <table:table-cell table:style-name="ce23" office:value-type="float" office:value="7346668002.85" calcext:value-type="float">
            <text:p>7.346.668.002,85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FINANCEIRAS</text:p>
          </table:table-cell>
          <table:table-cell table:style-name="ce13" office:value-type="float" office:value="8538.95" calcext:value-type="float">
            <text:p>8.538,95</text:p>
          </table:table-cell>
          <table:table-cell table:style-name="ce13" office:value-type="float" office:value="617.02" calcext:value-type="float">
            <text:p>617,02</text:p>
          </table:table-cell>
          <table:table-cell table:style-name="ce13" office:value-type="float" office:value="173801.04" calcext:value-type="float">
            <text:p>173.801,0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128751.51" calcext:value-type="float">
            <text:p>1.128.751,51</text:p>
          </table:table-cell>
          <table:table-cell table:style-name="ce13" office:value-type="float" office:value="18398701.97" calcext:value-type="float">
            <text:p>18.398.701,97</text:p>
          </table:table-cell>
          <table:table-cell table:style-name="ce13" office:value-type="float" office:value="18581410.24" calcext:value-type="float">
            <text:p>18.581.410,24</text:p>
          </table:table-cell>
          <table:table-cell table:style-name="ce13" office:value-type="float" office:value="6248399.86" calcext:value-type="float">
            <text:p>6.248.399,86</text:p>
          </table:table-cell>
          <table:table-cell table:style-name="ce13" office:value-type="float" office:value="533950.76" calcext:value-type="float">
            <text:p>533.950,76</text:p>
          </table:table-cell>
          <table:table-cell table:style-name="ce13" office:value-type="float" office:value="792.37" calcext:value-type="float">
            <text:p>792,37</text:p>
          </table:table-cell>
          <table:table-cell table:style-name="ce13" office:value-type="float" office:value="7011879.11" calcext:value-type="float">
            <text:p>7.011.879,11</text:p>
          </table:table-cell>
          <table:table-cell table:style-name="ce13" office:value-type="float" office:value="27586.19" calcext:value-type="float">
            <text:p>27.586,19</text:p>
          </table:table-cell>
          <table:table-cell table:style-name="ce13" office:value-type="float" office:value="233013.37" calcext:value-type="float">
            <text:p>233.013,37</text:p>
          </table:table-cell>
          <table:table-cell table:style-name="ce13" office:value-type="float" office:value="10060996.66" calcext:value-type="float">
            <text:p>10.060.996,66</text:p>
          </table:table-cell>
          <table:table-cell table:style-name="ce13" office:value-type="float" office:value="3638.18" calcext:value-type="float">
            <text:p>3.638,18</text:p>
          </table:table-cell>
          <table:table-cell table:style-name="ce13" office:value-type="float" office:value="159925.52" calcext:value-type="float">
            <text:p>159.925,52</text:p>
          </table:table-cell>
          <table:table-cell table:style-name="ce13" office:value-type="float" office:value="961.01" calcext:value-type="float">
            <text:p>961,01</text:p>
          </table:table-cell>
          <table:table-cell table:style-name="ce13" office:value-type="float" office:value="23888134.53" calcext:value-type="float">
            <text:p>23.888.134,53</text:p>
          </table:table-cell>
          <table:table-cell table:style-name="ce13" office:value-type="float" office:value="89698959.52" calcext:value-type="float">
            <text:p>89.698.959,52</text:p>
          </table:table-cell>
          <table:table-cell table:style-name="ce13" office:value-type="float" office:value="908.59" calcext:value-type="float">
            <text:p>908,59</text:p>
          </table:table-cell>
          <table:table-cell table:style-name="ce13" office:value-type="float" office:value="351780.49" calcext:value-type="float">
            <text:p>351.780,49</text:p>
          </table:table-cell>
          <table:table-cell table:style-name="ce13" office:value-type="float" office:value="2094.93" calcext:value-type="float">
            <text:p>2.094,93</text:p>
          </table:table-cell>
          <table:table-cell table:style-name="ce13" office:value-type="float" office:value="27782610.47" calcext:value-type="float">
            <text:p>27.782.610,47</text:p>
          </table:table-cell>
          <table:table-cell table:style-name="ce13" office:value-type="float" office:value="1339012.61" calcext:value-type="float">
            <text:p>1.339.012,61</text:p>
          </table:table-cell>
          <table:table-cell table:style-name="ce13" office:value-type="float" office:value="229777.65" calcext:value-type="float">
            <text:p>229.777,65</text:p>
          </table:table-cell>
          <table:table-cell table:style-name="ce13" office:value-type="float" office:value="704494154.09" calcext:value-type="float">
            <text:p>704.494.154,09</text:p>
          </table:table-cell>
          <table:table-cell table:style-name="ce13" office:value-type="float" office:value="25781.08" calcext:value-type="float">
            <text:p>25.781,08</text:p>
          </table:table-cell>
          <table:table-cell table:style-name="ce23" office:value-type="float" office:value="910386177.72" calcext:value-type="float">
            <text:p>910.386.177,72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<text:s text:c="2"/>DEMAIS</text:p>
          </table:table-cell>
          <table:table-cell table:style-name="ce13" office:value-type="float" office:value="5414655.29" calcext:value-type="float">
            <text:p>5.414.655,29</text:p>
          </table:table-cell>
          <table:table-cell table:style-name="ce13" office:value-type="float" office:value="18704041.6" calcext:value-type="float">
            <text:p>18.704.041,60</text:p>
          </table:table-cell>
          <table:table-cell table:style-name="ce13" office:value-type="float" office:value="144915994.81" calcext:value-type="float">
            <text:p>144.915.994,81</text:p>
          </table:table-cell>
          <table:table-cell table:style-name="ce13" office:value-type="float" office:value="3561994.74" calcext:value-type="float">
            <text:p>3.561.994,74</text:p>
          </table:table-cell>
          <table:table-cell table:style-name="ce13" office:value-type="float" office:value="204457167.57" calcext:value-type="float">
            <text:p>204.457.167,57</text:p>
          </table:table-cell>
          <table:table-cell table:style-name="ce13" office:value-type="float" office:value="94367704.66" calcext:value-type="float">
            <text:p>94.367.704,66</text:p>
          </table:table-cell>
          <table:table-cell table:style-name="ce13" office:value-type="float" office:value="393954016.79" calcext:value-type="float">
            <text:p>393.954.016,79</text:p>
          </table:table-cell>
          <table:table-cell table:style-name="ce13" office:value-type="float" office:value="79879127.96" calcext:value-type="float">
            <text:p>79.879.127,96</text:p>
          </table:table-cell>
          <table:table-cell table:style-name="ce13" office:value-type="float" office:value="88978179.84" calcext:value-type="float">
            <text:p>88.978.179,84</text:p>
          </table:table-cell>
          <table:table-cell table:style-name="ce13" office:value-type="float" office:value="29815212.14" calcext:value-type="float">
            <text:p>29.815.212,14</text:p>
          </table:table-cell>
          <table:table-cell table:style-name="ce13" office:value-type="float" office:value="493997193.45" calcext:value-type="float">
            <text:p>493.997.193,45</text:p>
          </table:table-cell>
          <table:table-cell table:style-name="ce13" office:value-type="float" office:value="49626683.06" calcext:value-type="float">
            <text:p>49.626.683,06</text:p>
          </table:table-cell>
          <table:table-cell table:style-name="ce13" office:value-type="float" office:value="112170925.36" calcext:value-type="float">
            <text:p>112.170.925,36</text:p>
          </table:table-cell>
          <table:table-cell table:style-name="ce13" office:value-type="float" office:value="53015879.74" calcext:value-type="float">
            <text:p>53.015.879,74</text:p>
          </table:table-cell>
          <table:table-cell table:style-name="ce13" office:value-type="float" office:value="26835877.51" calcext:value-type="float">
            <text:p>26.835.877,51</text:p>
          </table:table-cell>
          <table:table-cell table:style-name="ce13" office:value-type="float" office:value="128697071.39" calcext:value-type="float">
            <text:p>128.697.071,39</text:p>
          </table:table-cell>
          <table:table-cell table:style-name="ce13" office:value-type="float" office:value="17513700.91" calcext:value-type="float">
            <text:p>17.513.700,91</text:p>
          </table:table-cell>
          <table:table-cell table:style-name="ce13" office:value-type="float" office:value="282217553" calcext:value-type="float">
            <text:p>282.217.553,00</text:p>
          </table:table-cell>
          <table:table-cell table:style-name="ce13" office:value-type="float" office:value="1178650363.02" calcext:value-type="float">
            <text:p>1.178.650.363,02</text:p>
          </table:table-cell>
          <table:table-cell table:style-name="ce13" office:value-type="float" office:value="25847708.7" calcext:value-type="float">
            <text:p>25.847.708,70</text:p>
          </table:table-cell>
          <table:table-cell table:style-name="ce13" office:value-type="float" office:value="12460451.26" calcext:value-type="float">
            <text:p>12.460.451,26</text:p>
          </table:table-cell>
          <table:table-cell table:style-name="ce13" office:value-type="float" office:value="4931266.73" calcext:value-type="float">
            <text:p>4.931.266,73</text:p>
          </table:table-cell>
          <table:table-cell table:style-name="ce13" office:value-type="float" office:value="286766607.82" calcext:value-type="float">
            <text:p>286.766.607,82</text:p>
          </table:table-cell>
          <table:table-cell table:style-name="ce13" office:value-type="float" office:value="263485315.47" calcext:value-type="float">
            <text:p>263.485.315,47</text:p>
          </table:table-cell>
          <table:table-cell table:style-name="ce13" office:value-type="float" office:value="20373623.94" calcext:value-type="float">
            <text:p>20.373.623,94</text:p>
          </table:table-cell>
          <table:table-cell table:style-name="ce13" office:value-type="float" office:value="2394232607.69" calcext:value-type="float">
            <text:p>2.394.232.607,69</text:p>
          </table:table-cell>
          <table:table-cell table:style-name="ce13" office:value-type="float" office:value="21410900.68" calcext:value-type="float">
            <text:p>21.410.900,68</text:p>
          </table:table-cell>
          <table:table-cell table:style-name="ce23" office:value-type="float" office:value="6436281825.13" calcext:value-type="float">
            <text:p>6.436.281.825,13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IDE-COMBUSTÍVEIS 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882.64" calcext:value-type="float">
            <text:p>10.882,64</text:p>
          </table:table-cell>
          <table:table-cell table:style-name="ce13" office:value-type="float" office:value="1499241.4" calcext:value-type="float">
            <text:p>1.499.241,4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32.34" calcext:value-type="float">
            <text:p>1.232,34</text:p>
          </table:table-cell>
          <table:table-cell table:style-name="ce13" office:value-type="float" office:value="833298.8" calcext:value-type="float">
            <text:p>833.298,8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3006.9" calcext:value-type="float">
            <text:p>33.006,90</text:p>
          </table:table-cell>
          <table:table-cell table:style-name="ce13" office:value-type="float" office:value="4953.22" calcext:value-type="float">
            <text:p>4.953,22</text:p>
          </table:table-cell>
          <table:table-cell table:style-name="ce13" office:value-type="float" office:value="5197490.65" calcext:value-type="float">
            <text:p>5.197.490,65</text:p>
          </table:table-cell>
          <table:table-cell table:style-name="ce13" office:value-type="float" office:value="187.05" calcext:value-type="float">
            <text:p>187,0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93814.45" calcext:value-type="float">
            <text:p>393.814,45</text:p>
          </table:table-cell>
          <table:table-cell table:style-name="ce13" office:value-type="float" office:value="733298.8" calcext:value-type="float">
            <text:p>733.298,8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163721.89" calcext:value-type="float">
            <text:p>6.163.721,8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649643.53" calcext:value-type="float">
            <text:p>9.649.643,53</text:p>
          </table:table-cell>
          <table:table-cell table:style-name="ce13" office:value-type="float" office:value="698171.77" calcext:value-type="float">
            <text:p>698.171,7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1660316.13" calcext:value-type="float">
            <text:p>1.660.316,13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7028658.77" calcext:value-type="float">
            <text:p>7.028.658,77</text:p>
          </table:table-cell>
          <table:table-cell table:style-name="ce13" office:value-type="float" office:value="0" calcext:value-type="float">
            <text:p>0,00</text:p>
          </table:table-cell>
          <table:table-cell table:style-name="ce23" office:value-type="float" office:value="33907918.34" calcext:value-type="float">
            <text:p>33.907.918,34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CPSSS - Contrib. p/ o Plano de Segurid. Social Serv. Público</text:p>
          </table:table-cell>
          <table:table-cell table:style-name="ce13" office:value-type="float" office:value="8197147.85" calcext:value-type="float">
            <text:p>8.197.147,85</text:p>
          </table:table-cell>
          <table:table-cell table:style-name="ce13" office:value-type="float" office:value="27271487.77" calcext:value-type="float">
            <text:p>27.271.487,77</text:p>
          </table:table-cell>
          <table:table-cell table:style-name="ce13" office:value-type="float" office:value="27619399.46" calcext:value-type="float">
            <text:p>27.619.399,46</text:p>
          </table:table-cell>
          <table:table-cell table:style-name="ce13" office:value-type="float" office:value="24113186.82" calcext:value-type="float">
            <text:p>24.113.186,82</text:p>
          </table:table-cell>
          <table:table-cell table:style-name="ce13" office:value-type="float" office:value="73489524.22" calcext:value-type="float">
            <text:p>73.489.524,22</text:p>
          </table:table-cell>
          <table:table-cell table:style-name="ce13" office:value-type="float" office:value="54901533.31" calcext:value-type="float">
            <text:p>54.901.533,31</text:p>
          </table:table-cell>
          <table:table-cell table:style-name="ce13" office:value-type="float" office:value="1396309200.77" calcext:value-type="float">
            <text:p>1.396.309.200,77</text:p>
          </table:table-cell>
          <table:table-cell table:style-name="ce13" office:value-type="float" office:value="33034150.75" calcext:value-type="float">
            <text:p>33.034.150,75</text:p>
          </table:table-cell>
          <table:table-cell table:style-name="ce13" office:value-type="float" office:value="53223902.81" calcext:value-type="float">
            <text:p>53.223.902,81</text:p>
          </table:table-cell>
          <table:table-cell table:style-name="ce13" office:value-type="float" office:value="31100105.38" calcext:value-type="float">
            <text:p>31.100.105,38</text:p>
          </table:table-cell>
          <table:table-cell table:style-name="ce13" office:value-type="float" office:value="187923795.44" calcext:value-type="float">
            <text:p>187.923.795,44</text:p>
          </table:table-cell>
          <table:table-cell table:style-name="ce13" office:value-type="float" office:value="26705103.87" calcext:value-type="float">
            <text:p>26.705.103,87</text:p>
          </table:table-cell>
          <table:table-cell table:style-name="ce13" office:value-type="float" office:value="28259858.67" calcext:value-type="float">
            <text:p>28.259.858,67</text:p>
          </table:table-cell>
          <table:table-cell table:style-name="ce13" office:value-type="float" office:value="50203298.41" calcext:value-type="float">
            <text:p>50.203.298,41</text:p>
          </table:table-cell>
          <table:table-cell table:style-name="ce13" office:value-type="float" office:value="57111231.3" calcext:value-type="float">
            <text:p>57.111.231,30</text:p>
          </table:table-cell>
          <table:table-cell table:style-name="ce13" office:value-type="float" office:value="79384609.09" calcext:value-type="float">
            <text:p>79.384.609,09</text:p>
          </table:table-cell>
          <table:table-cell table:style-name="ce13" office:value-type="float" office:value="25444536.56" calcext:value-type="float">
            <text:p>25.444.536,56</text:p>
          </table:table-cell>
          <table:table-cell table:style-name="ce13" office:value-type="float" office:value="85315339.79" calcext:value-type="float">
            <text:p>85.315.339,79</text:p>
          </table:table-cell>
          <table:table-cell table:style-name="ce13" office:value-type="float" office:value="296278805.28" calcext:value-type="float">
            <text:p>296.278.805,28</text:p>
          </table:table-cell>
          <table:table-cell table:style-name="ce13" office:value-type="float" office:value="45421974.1" calcext:value-type="float">
            <text:p>45.421.974,10</text:p>
          </table:table-cell>
          <table:table-cell table:style-name="ce13" office:value-type="float" office:value="26405621.89" calcext:value-type="float">
            <text:p>26.405.621,89</text:p>
          </table:table-cell>
          <table:table-cell table:style-name="ce13" office:value-type="float" office:value="14377895.4" calcext:value-type="float">
            <text:p>14.377.895,40</text:p>
          </table:table-cell>
          <table:table-cell table:style-name="ce13" office:value-type="float" office:value="141011551.98" calcext:value-type="float">
            <text:p>141.011.551,98</text:p>
          </table:table-cell>
          <table:table-cell table:style-name="ce13" office:value-type="float" office:value="59339499.75" calcext:value-type="float">
            <text:p>59.339.499,75</text:p>
          </table:table-cell>
          <table:table-cell table:style-name="ce13" office:value-type="float" office:value="22020485.42" calcext:value-type="float">
            <text:p>22.020.485,42</text:p>
          </table:table-cell>
          <table:table-cell table:style-name="ce13" office:value-type="float" office:value="170997759.99" calcext:value-type="float">
            <text:p>170.997.759,99</text:p>
          </table:table-cell>
          <table:table-cell table:style-name="ce13" office:value-type="float" office:value="12110715.82" calcext:value-type="float">
            <text:p>12.110.715,82</text:p>
          </table:table-cell>
          <table:table-cell table:style-name="ce23" office:value-type="float" office:value="3057571721.9" calcext:value-type="float">
            <text:p>3.057.571.721,90</text:p>
          </table:table-cell>
          <table:table-cell table:style-name="ce18"/>
          <table:table-cell table:number-columns-repeated="994"/>
        </table:table-row>
        <table:table-row table:style-name="ro1">
          <table:table-cell table:style-name="ce5" office:value-type="string" calcext:value-type="string">
            <text:p>OUTRAS RECEITAS ADMINISTRADAS</text:p>
          </table:table-cell>
          <table:table-cell table:style-name="ce14" office:value-type="float" office:value="582569.63" calcext:value-type="float">
            <text:p>582.569,63</text:p>
          </table:table-cell>
          <table:table-cell table:style-name="ce14" office:value-type="float" office:value="2384229.3" calcext:value-type="float">
            <text:p>2.384.229,30</text:p>
          </table:table-cell>
          <table:table-cell table:style-name="ce14" office:value-type="float" office:value="60927908.58" calcext:value-type="float">
            <text:p>60.927.908,58</text:p>
          </table:table-cell>
          <table:table-cell table:style-name="ce14" office:value-type="float" office:value="1098070.33" calcext:value-type="float">
            <text:p>1.098.070,33</text:p>
          </table:table-cell>
          <table:table-cell table:style-name="ce14" office:value-type="float" office:value="-22833509.02" calcext:value-type="float">
            <text:p>-22.833.509,02</text:p>
          </table:table-cell>
          <table:table-cell table:style-name="ce14" office:value-type="float" office:value="18742677.08" calcext:value-type="float">
            <text:p>18.742.677,08</text:p>
          </table:table-cell>
          <table:table-cell table:style-name="ce14" office:value-type="float" office:value="840337585.34" calcext:value-type="float">
            <text:p>840.337.585,34</text:p>
          </table:table-cell>
          <table:table-cell table:style-name="ce14" office:value-type="float" office:value="11495740.86" calcext:value-type="float">
            <text:p>11.495.740,86</text:p>
          </table:table-cell>
          <table:table-cell table:style-name="ce14" office:value-type="float" office:value="18165836.48" calcext:value-type="float">
            <text:p>18.165.836,48</text:p>
          </table:table-cell>
          <table:table-cell table:style-name="ce14" office:value-type="float" office:value="2591714.54" calcext:value-type="float">
            <text:p>2.591.714,54</text:p>
          </table:table-cell>
          <table:table-cell table:style-name="ce14" office:value-type="float" office:value="56608150.78" calcext:value-type="float">
            <text:p>56.608.150,78</text:p>
          </table:table-cell>
          <table:table-cell table:style-name="ce14" office:value-type="float" office:value="14795480.22" calcext:value-type="float">
            <text:p>14.795.480,22</text:p>
          </table:table-cell>
          <table:table-cell table:style-name="ce14" office:value-type="float" office:value="13911346.98" calcext:value-type="float">
            <text:p>13.911.346,98</text:p>
          </table:table-cell>
          <table:table-cell table:style-name="ce14" office:value-type="float" office:value="7592684.76" calcext:value-type="float">
            <text:p>7.592.684,76</text:p>
          </table:table-cell>
          <table:table-cell table:style-name="ce14" office:value-type="float" office:value="2646895.37" calcext:value-type="float">
            <text:p>2.646.895,37</text:p>
          </table:table-cell>
          <table:table-cell table:style-name="ce14" office:value-type="float" office:value="2203352.72" calcext:value-type="float">
            <text:p>2.203.352,72</text:p>
          </table:table-cell>
          <table:table-cell table:style-name="ce14" office:value-type="float" office:value="1968340.86" calcext:value-type="float">
            <text:p>1.968.340,86</text:p>
          </table:table-cell>
          <table:table-cell table:style-name="ce14" office:value-type="float" office:value="144980891.18" calcext:value-type="float">
            <text:p>144.980.891,18</text:p>
          </table:table-cell>
          <table:table-cell table:style-name="ce14" office:value-type="float" office:value="687540221.02" calcext:value-type="float">
            <text:p>687.540.221,02</text:p>
          </table:table-cell>
          <table:table-cell table:style-name="ce14" office:value-type="float" office:value="2585006.61" calcext:value-type="float">
            <text:p>2.585.006,61</text:p>
          </table:table-cell>
          <table:table-cell table:style-name="ce14" office:value-type="float" office:value="1350849.92" calcext:value-type="float">
            <text:p>1.350.849,92</text:p>
          </table:table-cell>
          <table:table-cell table:style-name="ce14" office:value-type="float" office:value="1587593.73" calcext:value-type="float">
            <text:p>1.587.593,73</text:p>
          </table:table-cell>
          <table:table-cell table:style-name="ce14" office:value-type="float" office:value="37347057.33" calcext:value-type="float">
            <text:p>37.347.057,33</text:p>
          </table:table-cell>
          <table:table-cell table:style-name="ce14" office:value-type="float" office:value="39768812.92" calcext:value-type="float">
            <text:p>39.768.812,92</text:p>
          </table:table-cell>
          <table:table-cell table:style-name="ce14" office:value-type="float" office:value="3098070.86" calcext:value-type="float">
            <text:p>3.098.070,86</text:p>
          </table:table-cell>
          <table:table-cell table:style-name="ce14" office:value-type="float" office:value="582865367.72" calcext:value-type="float">
            <text:p>582.865.367,72</text:p>
          </table:table-cell>
          <table:table-cell table:style-name="ce14" office:value-type="float" office:value="1543362.2" calcext:value-type="float">
            <text:p>1.543.362,20</text:p>
          </table:table-cell>
          <table:table-cell table:style-name="ce24" office:value-type="float" office:value="2535886308.3" calcext:value-type="float">
            <text:p>2.535.886.308,30</text:p>
          </table:table-cell>
          <table:table-cell table:style-name="ce18" table:number-columns-repeated="2"/>
          <table:table-cell table:number-columns-repeated="993"/>
        </table:table-row>
        <table:table-row table:style-name="ro7">
          <table:table-cell table:style-name="ce7" office:value-type="string" calcext:value-type="string">
            <text:p>SUBTOTAL [A]</text:p>
          </table:table-cell>
          <table:table-cell table:style-name="ce15" office:value-type="float" office:value="64514623.29" calcext:value-type="float">
            <text:p>64.514.623,29</text:p>
          </table:table-cell>
          <table:table-cell table:style-name="ce15" office:value-type="float" office:value="247241960.12" calcext:value-type="float">
            <text:p>247.241.960,12</text:p>
          </table:table-cell>
          <table:table-cell table:style-name="ce15" office:value-type="float" office:value="1243779493.6" calcext:value-type="float">
            <text:p>1.243.779.493,60</text:p>
          </table:table-cell>
          <table:table-cell table:style-name="ce15" office:value-type="float" office:value="63940442.47" calcext:value-type="float">
            <text:p>63.940.442,47</text:p>
          </table:table-cell>
          <table:table-cell table:style-name="ce15" office:value-type="float" office:value="1672041281.74" calcext:value-type="float">
            <text:p>1.672.041.281,74</text:p>
          </table:table-cell>
          <table:table-cell table:style-name="ce15" office:value-type="float" office:value="1173585204.03" calcext:value-type="float">
            <text:p>1.173.585.204,03</text:p>
          </table:table-cell>
          <table:table-cell table:style-name="ce15" office:value-type="float" office:value="10179839508.67" calcext:value-type="float">
            <text:p>10.179.839.508,67</text:p>
          </table:table-cell>
          <table:table-cell table:style-name="ce15" office:value-type="float" office:value="1717981390.81" calcext:value-type="float">
            <text:p>1.717.981.390,81</text:p>
          </table:table-cell>
          <table:table-cell table:style-name="ce15" office:value-type="float" office:value="1157041384.32" calcext:value-type="float">
            <text:p>1.157.041.384,32</text:p>
          </table:table-cell>
          <table:table-cell table:style-name="ce15" office:value-type="float" office:value="511871046.34" calcext:value-type="float">
            <text:p>511.871.046,34</text:p>
          </table:table-cell>
          <table:table-cell table:style-name="ce15" office:value-type="float" office:value="5497890531.87" calcext:value-type="float">
            <text:p>5.497.890.531,87</text:p>
          </table:table-cell>
          <table:table-cell table:style-name="ce15" office:value-type="float" office:value="562876308.26" calcext:value-type="float">
            <text:p>562.876.308,26</text:p>
          </table:table-cell>
          <table:table-cell table:style-name="ce15" office:value-type="float" office:value="807376076.47" calcext:value-type="float">
            <text:p>807.376.076,47</text:p>
          </table:table-cell>
          <table:table-cell table:style-name="ce15" office:value-type="float" office:value="723194336.95" calcext:value-type="float">
            <text:p>723.194.336,95</text:p>
          </table:table-cell>
          <table:table-cell table:style-name="ce15" office:value-type="float" office:value="359713570.72" calcext:value-type="float">
            <text:p>359.713.570,72</text:p>
          </table:table-cell>
          <table:table-cell table:style-name="ce15" office:value-type="float" office:value="1658236559.48" calcext:value-type="float">
            <text:p>1.658.236.559,48</text:p>
          </table:table-cell>
          <table:table-cell table:style-name="ce15" office:value-type="float" office:value="210306902.72" calcext:value-type="float">
            <text:p>210.306.902,72</text:p>
          </table:table-cell>
          <table:table-cell table:style-name="ce15" office:value-type="float" office:value="4540131729.08" calcext:value-type="float">
            <text:p>4.540.131.729,08</text:p>
          </table:table-cell>
          <table:table-cell table:style-name="ce15" office:value-type="float" office:value="13506959418.81" calcext:value-type="float">
            <text:p>13.506.959.418,81</text:p>
          </table:table-cell>
          <table:table-cell table:style-name="ce15" office:value-type="float" office:value="316472442.7" calcext:value-type="float">
            <text:p>316.472.442,70</text:p>
          </table:table-cell>
          <table:table-cell table:style-name="ce15" office:value-type="float" office:value="198264346.66" calcext:value-type="float">
            <text:p>198.264.346,66</text:p>
          </table:table-cell>
          <table:table-cell table:style-name="ce15" office:value-type="float" office:value="60248484.49" calcext:value-type="float">
            <text:p>60.248.484,49</text:p>
          </table:table-cell>
          <table:table-cell table:style-name="ce15" office:value-type="float" office:value="4316579453.62" calcext:value-type="float">
            <text:p>4.316.579.453,62</text:p>
          </table:table-cell>
          <table:table-cell table:style-name="ce15" office:value-type="float" office:value="5057118387.51" calcext:value-type="float">
            <text:p>5.057.118.387,51</text:p>
          </table:table-cell>
          <table:table-cell table:style-name="ce15" office:value-type="float" office:value="224666885.48" calcext:value-type="float">
            <text:p>224.666.885,48</text:p>
          </table:table-cell>
          <table:table-cell table:style-name="ce15" office:value-type="float" office:value="40883532852.89" calcext:value-type="float">
            <text:p>40.883.532.852,89</text:p>
          </table:table-cell>
          <table:table-cell table:style-name="ce15" office:value-type="float" office:value="143658374.2" calcext:value-type="float">
            <text:p>143.658.374,20</text:p>
          </table:table-cell>
          <table:table-cell table:style-name="ce25" office:value-type="float" office:value="97099062997.3" calcext:value-type="float">
            <text:p>97.099.062.997,30</text:p>
          </table:table-cell>
          <table:table-cell table:style-name="ce18"/>
          <table:table-cell table:style-name="ce29" table:number-columns-repeated="994"/>
        </table:table-row>
        <table:table-row table:style-name="ro5">
          <table:table-cell table:style-name="ce8" office:value-type="string" calcext:value-type="string">
            <text:p>RECEITA PREVIDENCIÁRIA [B]</text:p>
          </table:table-cell>
          <table:table-cell table:style-name="ce16" office:value-type="float" office:value="60725164.1705289" calcext:value-type="float">
            <text:p>60.725.164,17</text:p>
          </table:table-cell>
          <table:table-cell table:style-name="ce16" office:value-type="float" office:value="204310993.121484" calcext:value-type="float">
            <text:p>204.310.993,12</text:p>
          </table:table-cell>
          <table:table-cell table:style-name="ce16" office:value-type="float" office:value="378332361.918115" calcext:value-type="float">
            <text:p>378.332.361,92</text:p>
          </table:table-cell>
          <table:table-cell table:style-name="ce16" office:value-type="float" office:value="48482513.5153938" calcext:value-type="float">
            <text:p>48.482.513,52</text:p>
          </table:table-cell>
          <table:table-cell table:style-name="ce16" office:value-type="float" office:value="1134031452.83713" calcext:value-type="float">
            <text:p>1.134.031.452,84</text:p>
          </table:table-cell>
          <table:table-cell table:style-name="ce16" office:value-type="float" office:value="809540702.131209" calcext:value-type="float">
            <text:p>809.540.702,13</text:p>
          </table:table-cell>
          <table:table-cell table:style-name="ce16" office:value-type="float" office:value="1555263376.40991" calcext:value-type="float">
            <text:p>1.555.263.376,41</text:p>
          </table:table-cell>
          <table:table-cell table:style-name="ce16" office:value-type="float" office:value="563835681.441041" calcext:value-type="float">
            <text:p>563.835.681,44</text:p>
          </table:table-cell>
          <table:table-cell table:style-name="ce16" office:value-type="float" office:value="722442078.334993" calcext:value-type="float">
            <text:p>722.442.078,33</text:p>
          </table:table-cell>
          <table:table-cell table:style-name="ce16" office:value-type="float" office:value="345047027.516145" calcext:value-type="float">
            <text:p>345.047.027,52</text:p>
          </table:table-cell>
          <table:table-cell table:style-name="ce16" office:value-type="float" office:value="3096020903.11905" calcext:value-type="float">
            <text:p>3.096.020.903,12</text:p>
          </table:table-cell>
          <table:table-cell table:style-name="ce16" office:value-type="float" office:value="361154264.731889" calcext:value-type="float">
            <text:p>361.154.264,73</text:p>
          </table:table-cell>
          <table:table-cell table:style-name="ce16" office:value-type="float" office:value="536748747.784388" calcext:value-type="float">
            <text:p>536.748.747,78</text:p>
          </table:table-cell>
          <table:table-cell table:style-name="ce16" office:value-type="float" office:value="579606528.566339" calcext:value-type="float">
            <text:p>579.606.528,57</text:p>
          </table:table-cell>
          <table:table-cell table:style-name="ce16" office:value-type="float" office:value="292522764.700366" calcext:value-type="float">
            <text:p>292.522.764,70</text:p>
          </table:table-cell>
          <table:table-cell table:style-name="ce16" office:value-type="float" office:value="741621508.043209" calcext:value-type="float">
            <text:p>741.621.508,04</text:p>
          </table:table-cell>
          <table:table-cell table:style-name="ce16" office:value-type="float" office:value="216940054.28886" calcext:value-type="float">
            <text:p>216.940.054,29</text:p>
          </table:table-cell>
          <table:table-cell table:style-name="ce16" office:value-type="float" office:value="2171224809.44089" calcext:value-type="float">
            <text:p>2.171.224.809,44</text:p>
          </table:table-cell>
          <table:table-cell table:style-name="ce16" office:value-type="float" office:value="3477008849.97529" calcext:value-type="float">
            <text:p>3.477.008.849,98</text:p>
          </table:table-cell>
          <table:table-cell table:style-name="ce16" office:value-type="float" office:value="255237449.135869" calcext:value-type="float">
            <text:p>255.237.449,14</text:p>
          </table:table-cell>
          <table:table-cell table:style-name="ce16" office:value-type="float" office:value="144694440.969989" calcext:value-type="float">
            <text:p>144.694.440,97</text:p>
          </table:table-cell>
          <table:table-cell table:style-name="ce16" office:value-type="float" office:value="49046502.6564534" calcext:value-type="float">
            <text:p>49.046.502,66</text:p>
          </table:table-cell>
          <table:table-cell table:style-name="ce16" office:value-type="float" office:value="2274446615.07724" calcext:value-type="float">
            <text:p>2.274.446.615,08</text:p>
          </table:table-cell>
          <table:table-cell table:style-name="ce16" office:value-type="float" office:value="1821739721.72456" calcext:value-type="float">
            <text:p>1.821.739.721,72</text:p>
          </table:table-cell>
          <table:table-cell table:style-name="ce16" office:value-type="float" office:value="192529149.239101" calcext:value-type="float">
            <text:p>192.529.149,24</text:p>
          </table:table-cell>
          <table:table-cell table:style-name="ce16" office:value-type="float" office:value="13746666785.8433" calcext:value-type="float">
            <text:p>13.746.666.785,84</text:p>
          </table:table-cell>
          <table:table-cell table:style-name="ce16" office:value-type="float" office:value="129434330.157336" calcext:value-type="float">
            <text:p>129.434.330,16</text:p>
          </table:table-cell>
          <table:table-cell table:style-name="ce26" office:value-type="float" office:value="35908654776.8501" calcext:value-type="float">
            <text:p>35.908.654.776,85</text:p>
          </table:table-cell>
          <table:table-cell table:style-name="ce18"/>
          <table:table-cell table:style-name="ce29" table:number-columns-repeated="994"/>
        </table:table-row>
        <table:table-row table:style-name="ro7">
          <table:table-cell table:style-name="ce7" office:value-type="string" calcext:value-type="string">
            <text:p>ADMINISTRADAS PELA RFB [C]=[A]+[B]</text:p>
          </table:table-cell>
          <table:table-cell table:style-name="ce15" office:value-type="float" office:value="125239787.460529" calcext:value-type="float">
            <text:p>125.239.787,46</text:p>
          </table:table-cell>
          <table:table-cell table:style-name="ce15" office:value-type="float" office:value="451552953.241484" calcext:value-type="float">
            <text:p>451.552.953,24</text:p>
          </table:table-cell>
          <table:table-cell table:style-name="ce15" office:value-type="float" office:value="1622111855.51811" calcext:value-type="float">
            <text:p>1.622.111.855,52</text:p>
          </table:table-cell>
          <table:table-cell table:style-name="ce15" office:value-type="float" office:value="112422955.985394" calcext:value-type="float">
            <text:p>112.422.955,99</text:p>
          </table:table-cell>
          <table:table-cell table:style-name="ce15" office:value-type="float" office:value="2806072734.57713" calcext:value-type="float">
            <text:p>2.806.072.734,58</text:p>
          </table:table-cell>
          <table:table-cell table:style-name="ce15" office:value-type="float" office:value="1983125906.16121" calcext:value-type="float">
            <text:p>1.983.125.906,16</text:p>
          </table:table-cell>
          <table:table-cell table:style-name="ce15" office:value-type="float" office:value="11735102885.0799" calcext:value-type="float">
            <text:p>11.735.102.885,08</text:p>
          </table:table-cell>
          <table:table-cell table:style-name="ce15" office:value-type="float" office:value="2281817072.25104" calcext:value-type="float">
            <text:p>2.281.817.072,25</text:p>
          </table:table-cell>
          <table:table-cell table:style-name="ce15" office:value-type="float" office:value="1879483462.65499" calcext:value-type="float">
            <text:p>1.879.483.462,66</text:p>
          </table:table-cell>
          <table:table-cell table:style-name="ce15" office:value-type="float" office:value="856918073.856145" calcext:value-type="float">
            <text:p>856.918.073,86</text:p>
          </table:table-cell>
          <table:table-cell table:style-name="ce15" office:value-type="float" office:value="8593911434.98905" calcext:value-type="float">
            <text:p>8.593.911.434,99</text:p>
          </table:table-cell>
          <table:table-cell table:style-name="ce15" office:value-type="float" office:value="924030572.991889" calcext:value-type="float">
            <text:p>924.030.572,99</text:p>
          </table:table-cell>
          <table:table-cell table:style-name="ce15" office:value-type="float" office:value="1344124824.25439" calcext:value-type="float">
            <text:p>1.344.124.824,25</text:p>
          </table:table-cell>
          <table:table-cell table:style-name="ce15" office:value-type="float" office:value="1302800865.51634" calcext:value-type="float">
            <text:p>1.302.800.865,52</text:p>
          </table:table-cell>
          <table:table-cell table:style-name="ce15" office:value-type="float" office:value="652236335.420366" calcext:value-type="float">
            <text:p>652.236.335,42</text:p>
          </table:table-cell>
          <table:table-cell table:style-name="ce15" office:value-type="float" office:value="2399858067.52321" calcext:value-type="float">
            <text:p>2.399.858.067,52</text:p>
          </table:table-cell>
          <table:table-cell table:style-name="ce15" office:value-type="float" office:value="427246957.00886" calcext:value-type="float">
            <text:p>427.246.957,01</text:p>
          </table:table-cell>
          <table:table-cell table:style-name="ce15" office:value-type="float" office:value="6711356538.52089" calcext:value-type="float">
            <text:p>6.711.356.538,52</text:p>
          </table:table-cell>
          <table:table-cell table:style-name="ce15" office:value-type="float" office:value="16983968268.7853" calcext:value-type="float">
            <text:p>16.983.968.268,79</text:p>
          </table:table-cell>
          <table:table-cell table:style-name="ce15" office:value-type="float" office:value="571709891.835869" calcext:value-type="float">
            <text:p>571.709.891,84</text:p>
          </table:table-cell>
          <table:table-cell table:style-name="ce15" office:value-type="float" office:value="342958787.629989" calcext:value-type="float">
            <text:p>342.958.787,63</text:p>
          </table:table-cell>
          <table:table-cell table:style-name="ce15" office:value-type="float" office:value="109294987.146453" calcext:value-type="float">
            <text:p>109.294.987,15</text:p>
          </table:table-cell>
          <table:table-cell table:style-name="ce15" office:value-type="float" office:value="6591026068.69724" calcext:value-type="float">
            <text:p>6.591.026.068,70</text:p>
          </table:table-cell>
          <table:table-cell table:style-name="ce15" office:value-type="float" office:value="6878858109.23456" calcext:value-type="float">
            <text:p>6.878.858.109,23</text:p>
          </table:table-cell>
          <table:table-cell table:style-name="ce15" office:value-type="float" office:value="417196034.719101" calcext:value-type="float">
            <text:p>417.196.034,72</text:p>
          </table:table-cell>
          <table:table-cell table:style-name="ce15" office:value-type="float" office:value="54630199638.7333" calcext:value-type="float">
            <text:p>54.630.199.638,73</text:p>
          </table:table-cell>
          <table:table-cell table:style-name="ce15" office:value-type="float" office:value="273092704.357336" calcext:value-type="float">
            <text:p>273.092.704,36</text:p>
          </table:table-cell>
          <table:table-cell table:style-name="ce25" office:value-type="float" office:value="133007717774.15" calcext:value-type="float">
            <text:p>133.007.717.774,15</text:p>
          </table:table-cell>
          <table:table-cell table:style-name="ce18"/>
          <table:table-cell table:style-name="ce29" table:number-columns-repeated="994"/>
        </table:table-row>
        <table:table-row table:style-name="ro1">
          <table:table-cell table:style-name="ce8" office:value-type="string" calcext:value-type="string">
            <text:p>ADMINISTRADAS POR OUTROS ÓRGÃOS [D]</text:p>
          </table:table-cell>
          <table:table-cell table:style-name="ce17" office:value-type="float" office:value="991685.841336813" calcext:value-type="float">
            <text:p>991.685,84</text:p>
          </table:table-cell>
          <table:table-cell table:style-name="ce17" office:value-type="float" office:value="7207451.62125279" calcext:value-type="float">
            <text:p>7.207.451,62</text:p>
          </table:table-cell>
          <table:table-cell table:style-name="ce17" office:value-type="float" office:value="5690295.71200822" calcext:value-type="float">
            <text:p>5.690.295,71</text:p>
          </table:table-cell>
          <table:table-cell table:style-name="ce17" office:value-type="float" office:value="934572.30013048" calcext:value-type="float">
            <text:p>934.572,30</text:p>
          </table:table-cell>
          <table:table-cell table:style-name="ce17" office:value-type="float" office:value="18170308.0405719" calcext:value-type="float">
            <text:p>18.170.308,04</text:p>
          </table:table-cell>
          <table:table-cell table:style-name="ce17" office:value-type="float" office:value="33772287.4264149" calcext:value-type="float">
            <text:p>33.772.287,43</text:p>
          </table:table-cell>
          <table:table-cell table:style-name="ce17" office:value-type="float" office:value="21155330.3906245" calcext:value-type="float">
            <text:p>21.155.330,39</text:p>
          </table:table-cell>
          <table:table-cell table:style-name="ce17" office:value-type="float" office:value="27826344.8034672" calcext:value-type="float">
            <text:p>27.826.344,80</text:p>
          </table:table-cell>
          <table:table-cell table:style-name="ce17" office:value-type="float" office:value="18918210.7286545" calcext:value-type="float">
            <text:p>18.918.210,73</text:p>
          </table:table-cell>
          <table:table-cell table:style-name="ce17" office:value-type="float" office:value="6053763.0680466" calcext:value-type="float">
            <text:p>6.053.763,07</text:p>
          </table:table-cell>
          <table:table-cell table:style-name="ce17" office:value-type="float" office:value="56813850.8492745" calcext:value-type="float">
            <text:p>56.813.850,85</text:p>
          </table:table-cell>
          <table:table-cell table:style-name="ce17" office:value-type="float" office:value="5948253.09713356" calcext:value-type="float">
            <text:p>5.948.253,10</text:p>
          </table:table-cell>
          <table:table-cell table:style-name="ce17" office:value-type="float" office:value="7960732.94912051" calcext:value-type="float">
            <text:p>7.960.732,95</text:p>
          </table:table-cell>
          <table:table-cell table:style-name="ce17" office:value-type="float" office:value="8225299.69603389" calcext:value-type="float">
            <text:p>8.225.299,70</text:p>
          </table:table-cell>
          <table:table-cell table:style-name="ce17" office:value-type="float" office:value="8881105.03781116" calcext:value-type="float">
            <text:p>8.881.105,04</text:p>
          </table:table-cell>
          <table:table-cell table:style-name="ce17" office:value-type="float" office:value="38096316.8201116" calcext:value-type="float">
            <text:p>38.096.316,82</text:p>
          </table:table-cell>
          <table:table-cell table:style-name="ce17" office:value-type="float" office:value="3870070.99755831" calcext:value-type="float">
            <text:p>3.870.071,00</text:p>
          </table:table-cell>
          <table:table-cell table:style-name="ce17" office:value-type="float" office:value="48649130.5693122" calcext:value-type="float">
            <text:p>48.649.130,57</text:p>
          </table:table-cell>
          <table:table-cell table:style-name="ce17" office:value-type="float" office:value="3537801251.83995" calcext:value-type="float">
            <text:p>3.537.801.251,84</text:p>
          </table:table-cell>
          <table:table-cell table:style-name="ce17" office:value-type="float" office:value="12804253.4087685" calcext:value-type="float">
            <text:p>12.804.253,41</text:p>
          </table:table-cell>
          <table:table-cell table:style-name="ce17" office:value-type="float" office:value="2409376.03215917" calcext:value-type="float">
            <text:p>2.409.376,03</text:p>
          </table:table-cell>
          <table:table-cell table:style-name="ce17" office:value-type="float" office:value="616341.333974911" calcext:value-type="float">
            <text:p>616.341,33</text:p>
          </table:table-cell>
          <table:table-cell table:style-name="ce17" office:value-type="float" office:value="40366074.92819" calcext:value-type="float">
            <text:p>40.366.074,93</text:p>
          </table:table-cell>
          <table:table-cell table:style-name="ce17" office:value-type="float" office:value="46275954.6788738" calcext:value-type="float">
            <text:p>46.275.954,68</text:p>
          </table:table-cell>
          <table:table-cell table:style-name="ce17" office:value-type="float" office:value="8924396.17042088" calcext:value-type="float">
            <text:p>8.924.396,17</text:p>
          </table:table-cell>
          <table:table-cell table:style-name="ce17" office:value-type="float" office:value="188762220.905682" calcext:value-type="float">
            <text:p>188.762.220,91</text:p>
          </table:table-cell>
          <table:table-cell table:style-name="ce17" office:value-type="float" office:value="4063010.23306678" calcext:value-type="float">
            <text:p>4.063.010,23</text:p>
          </table:table-cell>
          <table:table-cell table:style-name="ce27" office:value-type="float" office:value="4161187889.47995" calcext:value-type="float">
            <text:p>4.161.187.889,48</text:p>
          </table:table-cell>
          <table:table-cell table:style-name="ce18"/>
          <table:table-cell table:style-name="ce29" table:number-columns-repeated="994"/>
        </table:table-row>
        <table:table-row table:style-name="ro8">
          <table:table-cell table:style-name="ce7" office:value-type="string" calcext:value-type="string">
            <text:p>TOTAL GERAL <text:s text:c="2"/>[E]=[C]+[D]</text:p>
          </table:table-cell>
          <table:table-cell table:style-name="ce15" office:value-type="float" office:value="126231473.301866" calcext:value-type="float">
            <text:p>126.231.473,30</text:p>
          </table:table-cell>
          <table:table-cell table:style-name="ce15" office:value-type="float" office:value="458760404.862737" calcext:value-type="float">
            <text:p>458.760.404,86</text:p>
          </table:table-cell>
          <table:table-cell table:style-name="ce15" office:value-type="float" office:value="1627802151.23012" calcext:value-type="float">
            <text:p>1.627.802.151,23</text:p>
          </table:table-cell>
          <table:table-cell table:style-name="ce15" office:value-type="float" office:value="113357528.285524" calcext:value-type="float">
            <text:p>113.357.528,29</text:p>
          </table:table-cell>
          <table:table-cell table:style-name="ce15" office:value-type="float" office:value="2824243042.61771" calcext:value-type="float">
            <text:p>2.824.243.042,62</text:p>
          </table:table-cell>
          <table:table-cell table:style-name="ce15" office:value-type="float" office:value="2016898193.58762" calcext:value-type="float">
            <text:p>2.016.898.193,59</text:p>
          </table:table-cell>
          <table:table-cell table:style-name="ce15" office:value-type="float" office:value="11756258215.4705" calcext:value-type="float">
            <text:p>11.756.258.215,47</text:p>
          </table:table-cell>
          <table:table-cell table:style-name="ce15" office:value-type="float" office:value="2309643417.05451" calcext:value-type="float">
            <text:p>2.309.643.417,05</text:p>
          </table:table-cell>
          <table:table-cell table:style-name="ce15" office:value-type="float" office:value="1898401673.38365" calcext:value-type="float">
            <text:p>1.898.401.673,38</text:p>
          </table:table-cell>
          <table:table-cell table:style-name="ce15" office:value-type="float" office:value="862971836.924191" calcext:value-type="float">
            <text:p>862.971.836,92</text:p>
          </table:table-cell>
          <table:table-cell table:style-name="ce15" office:value-type="float" office:value="8650725285.83833" calcext:value-type="float">
            <text:p>8.650.725.285,84</text:p>
          </table:table-cell>
          <table:table-cell table:style-name="ce15" office:value-type="float" office:value="929978826.089023" calcext:value-type="float">
            <text:p>929.978.826,09</text:p>
          </table:table-cell>
          <table:table-cell table:style-name="ce15" office:value-type="float" office:value="1352085557.20351" calcext:value-type="float">
            <text:p>1.352.085.557,20</text:p>
          </table:table-cell>
          <table:table-cell table:style-name="ce15" office:value-type="float" office:value="1311026165.21237" calcext:value-type="float">
            <text:p>1.311.026.165,21</text:p>
          </table:table-cell>
          <table:table-cell table:style-name="ce15" office:value-type="float" office:value="661117440.458177" calcext:value-type="float">
            <text:p>661.117.440,46</text:p>
          </table:table-cell>
          <table:table-cell table:style-name="ce15" office:value-type="float" office:value="2437954384.34332" calcext:value-type="float">
            <text:p>2.437.954.384,34</text:p>
          </table:table-cell>
          <table:table-cell table:style-name="ce15" office:value-type="float" office:value="431117028.006418" calcext:value-type="float">
            <text:p>431.117.028,01</text:p>
          </table:table-cell>
          <table:table-cell table:style-name="ce15" office:value-type="float" office:value="6760005669.0902" calcext:value-type="float">
            <text:p>6.760.005.669,09</text:p>
          </table:table-cell>
          <table:table-cell table:style-name="ce15" office:value-type="float" office:value="20521769520.6252" calcext:value-type="float">
            <text:p>20.521.769.520,63</text:p>
          </table:table-cell>
          <table:table-cell table:style-name="ce15" office:value-type="float" office:value="584514145.244637" calcext:value-type="float">
            <text:p>584.514.145,24</text:p>
          </table:table-cell>
          <table:table-cell table:style-name="ce15" office:value-type="float" office:value="345368163.662148" calcext:value-type="float">
            <text:p>345.368.163,66</text:p>
          </table:table-cell>
          <table:table-cell table:style-name="ce15" office:value-type="float" office:value="109911328.480428" calcext:value-type="float">
            <text:p>109.911.328,48</text:p>
          </table:table-cell>
          <table:table-cell table:style-name="ce15" office:value-type="float" office:value="6631392143.62543" calcext:value-type="float">
            <text:p>6.631.392.143,63</text:p>
          </table:table-cell>
          <table:table-cell table:style-name="ce15" office:value-type="float" office:value="6925134063.91343" calcext:value-type="float">
            <text:p>6.925.134.063,91</text:p>
          </table:table-cell>
          <table:table-cell table:style-name="ce15" office:value-type="float" office:value="426120430.889522" calcext:value-type="float">
            <text:p>426.120.430,89</text:p>
          </table:table-cell>
          <table:table-cell table:style-name="ce15" office:value-type="float" office:value="54818961859.639" calcext:value-type="float">
            <text:p>54.818.961.859,64</text:p>
          </table:table-cell>
          <table:table-cell table:style-name="ce15" office:value-type="float" office:value="277155714.590403" calcext:value-type="float">
            <text:p>277.155.714,59</text:p>
          </table:table-cell>
          <table:table-cell table:style-name="ce25" office:value-type="float" office:value="137168905663.63" calcext:value-type="float">
            <text:p>137.168.905.663,63</text:p>
          </table:table-cell>
          <table:table-cell table:style-name="ce18"/>
          <table:table-cell table:style-name="ce29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0" table:number-columns-repeated="28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table:number-columns-repeated="27"/>
          <table:table-cell table:number-columns-repeated="996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loext:min-decimal-places="0" number:min-integer-digits="2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7">
      <number:text> </number:text>
      <number:number number:decimal-places="0" loext:min-decimal-places="0" number:min-integer-digits="1"/>
      <number:text> </number:text>
    </number:number-style>
    <number:number-style style:name="N108">
      <number:text> (</number:text>
      <number:number number:decimal-places="0" loext:min-decimal-places="0" number:min-integer-digits="1"/>
      <number:text>)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number-style style:name="N110P0" style:volatile="true">
      <number:text> </number:text>
      <number:number number:decimal-places="0" loext:min-decimal-places="0" number:min-integer-digits="1"/>
      <number:text> </number:text>
    </number:number-style>
    <number:number-style style:name="N110P1" style:volatile="true">
      <number:text> (</number:text>
      <number:number number:decimal-places="0" loext:min-decimal-places="0" number:min-integer-digits="1"/>
      <number:text>)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írgula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Marcos Antonio Porto Martins</meta:initial-creator>
    <meta:creation-date>2021-07-22T11:36:39Z</meta:creation-date>
    <dc:date>2021-07-22T08:49:23.208000000</dc:date>
    <meta:editing-duration>PT2M17S</meta:editing-duration>
    <meta:editing-cycles>1</meta:editing-cycles>
    <meta:document-statistic meta:table-count="1" meta:cell-count="1105" meta:object-count="1"/>
  </office:meta>
</office:document-meta>
</file>